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Mono Prop Light 10" svg:font-family="'LM Mono Prop Light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99e78" officeooo:paragraph-rsid="00099e78"/>
    </style:style>
    <style:style style:name="P2" style:family="paragraph" style:parent-style-name="Standard">
      <style:paragraph-properties fo:text-align="center" style:justify-single-word="false"/>
      <style:text-properties fo:font-size="14pt" fo:font-weight="bold" officeooo:rsid="0006457d" officeooo:paragraph-rsid="00012b0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06457d" officeooo:paragraph-rsid="00012b04" style:font-weight-asian="bold" style:font-weight-complex="bold"/>
    </style:style>
    <style:style style:name="P4" style:family="paragraph" style:parent-style-name="Standard">
      <style:paragraph-properties fo:text-align="justify" style:justify-single-word="false"/>
      <style:text-properties fo:font-weight="bold" officeooo:rsid="0006457d" officeooo:paragraph-rsid="00012b04" style:font-weight-asian="bold" style:font-weight-complex="bold"/>
    </style:style>
    <style:style style:name="P5" style:family="paragraph" style:parent-style-name="Standard">
      <style:paragraph-properties fo:margin-top="0cm" fo:margin-bottom="0cm" loext:contextual-spacing="false" fo:text-align="justify" style:justify-single-word="false"/>
      <style:text-properties fo:font-size="12pt" fo:font-weight="bold" officeooo:rsid="00172a44" officeooo:paragraph-rsid="00012b04" style:font-size-asian="12pt" style:font-weight-asian="bold" style:font-size-complex="12pt" style:font-weight-complex="bold"/>
    </style:style>
    <style:style style:name="P6" style:family="paragraph" style:parent-style-name="Standard">
      <style:paragraph-properties fo:margin-top="0cm" fo:margin-bottom="0cm" loext:contextual-spacing="false" fo:text-align="justify" style:justify-single-word="false"/>
      <style:text-properties fo:font-size="12pt" fo:font-weight="bold" officeooo:rsid="000aa6eb" officeooo:paragraph-rsid="00012b04" style:font-size-asian="12pt" style:font-weight-asian="bold" style:font-size-complex="12pt" style:font-weight-complex="bold"/>
    </style:style>
    <style:style style:name="P7" style:family="paragraph" style:parent-style-name="Standard">
      <style:paragraph-properties fo:margin-top="0cm" fo:margin-bottom="0cm" loext:contextual-spacing="false" fo:text-align="justify" style:justify-single-word="false"/>
      <style:text-properties fo:font-size="12pt" fo:font-weight="bold" officeooo:rsid="000aa6eb" officeooo:paragraph-rsid="0018a29f" style:font-size-asian="12pt" style:font-weight-asian="bold" style:font-size-complex="12pt" style:font-weight-complex="bold"/>
    </style:style>
    <style:style style:name="P8" style:family="paragraph" style:parent-style-name="Standard">
      <style:paragraph-properties fo:margin-top="0cm" fo:margin-bottom="0cm" loext:contextual-spacing="false" fo:text-align="justify" style:justify-single-word="false"/>
      <style:text-properties fo:font-size="12pt" fo:font-weight="bold" officeooo:rsid="0018ecb9" officeooo:paragraph-rsid="00012b04" style:font-size-asian="12pt" style:font-weight-asian="bold" style:font-size-complex="12pt" style:font-weight-complex="bold"/>
    </style:style>
    <style:style style:name="P9" style:family="paragraph" style:parent-style-name="Standard">
      <style:paragraph-properties fo:margin-top="0cm" fo:margin-bottom="0cm" loext:contextual-spacing="false" fo:text-align="justify" style:justify-single-word="false"/>
      <style:text-properties fo:font-size="12pt" fo:font-weight="bold" officeooo:rsid="002264ed" officeooo:paragraph-rsid="002264ed" style:font-size-asian="12pt" style:font-weight-asian="bold" style:font-size-complex="12pt" style:font-weight-complex="bold"/>
    </style:style>
    <style:style style:name="P10" style:family="paragraph" style:parent-style-name="Standard">
      <style:paragraph-properties fo:margin-top="0cm" fo:margin-bottom="0cm" loext:contextual-spacing="false" fo:text-align="justify" style:justify-single-word="false"/>
      <style:text-properties fo:font-weight="bold" officeooo:rsid="0007b249" officeooo:paragraph-rsid="00012b04" style:font-weight-asian="bold" style:font-weight-complex="bold"/>
    </style:style>
    <style:style style:name="P11" style:family="paragraph" style:parent-style-name="Standard">
      <style:paragraph-properties fo:margin-top="0cm" fo:margin-bottom="0cm" loext:contextual-spacing="false" fo:text-align="justify" style:justify-single-word="false"/>
      <style:text-properties fo:font-size="10pt" fo:font-weight="normal" officeooo:rsid="0007b249" officeooo:paragraph-rsid="00012b04" style:font-size-asian="8.75pt" style:font-weight-asian="normal" style:font-size-complex="10pt" style:font-weight-complex="normal"/>
    </style:style>
    <style:style style:name="P12" style:family="paragraph" style:parent-style-name="Standard">
      <style:paragraph-properties fo:margin-top="0cm" fo:margin-bottom="0cm" loext:contextual-spacing="false" fo:text-align="justify" style:justify-single-word="false"/>
      <style:text-properties fo:font-size="10pt" fo:font-weight="normal" officeooo:rsid="0009282d" officeooo:paragraph-rsid="00012b04" style:font-size-asian="8.75pt" style:font-weight-asian="normal" style:font-size-complex="10pt" style:font-weight-complex="normal"/>
    </style:style>
    <style:style style:name="P13" style:family="paragraph" style:parent-style-name="Standard">
      <style:paragraph-properties fo:margin-top="0cm" fo:margin-bottom="0cm" loext:contextual-spacing="false" fo:text-align="justify" style:justify-single-word="false"/>
      <style:text-properties fo:font-size="10pt" fo:font-weight="normal" officeooo:rsid="000aa6eb" officeooo:paragraph-rsid="00012b04" style:font-size-asian="8.75pt" style:font-weight-asian="normal" style:font-size-complex="10pt" style:font-weight-complex="normal"/>
    </style:style>
    <style:style style:name="P14" style:family="paragraph" style:parent-style-name="Standard">
      <style:paragraph-properties fo:margin-top="0cm" fo:margin-bottom="0cm" loext:contextual-spacing="false" fo:text-align="justify" style:justify-single-word="false"/>
      <style:text-properties fo:font-size="10pt" fo:font-weight="normal" officeooo:rsid="000bbb19" officeooo:paragraph-rsid="00012b04" style:font-size-asian="8.75pt" style:font-weight-asian="normal" style:font-size-complex="10pt" style:font-weight-complex="normal"/>
    </style:style>
    <style:style style:name="P15" style:family="paragraph" style:parent-style-name="Standard">
      <style:paragraph-properties fo:margin-top="0cm" fo:margin-bottom="0cm" loext:contextual-spacing="false" fo:text-align="justify" style:justify-single-word="false"/>
      <style:text-properties fo:font-size="10pt" fo:font-weight="normal" officeooo:rsid="000c3a1d" officeooo:paragraph-rsid="00012b04" style:font-size-asian="8.75pt" style:font-weight-asian="normal" style:font-size-complex="10pt" style:font-weight-complex="normal"/>
    </style:style>
    <style:style style:name="P16" style:family="paragraph" style:parent-style-name="Standard">
      <style:paragraph-properties fo:margin-top="0cm" fo:margin-bottom="0cm" loext:contextual-spacing="false" fo:text-align="justify" style:justify-single-word="false"/>
      <style:text-properties fo:font-size="10pt" fo:font-weight="normal" officeooo:rsid="002f7eb3" officeooo:paragraph-rsid="00012b04" style:font-size-asian="8.75pt" style:font-weight-asian="normal" style:font-size-complex="10pt" style:font-weight-complex="normal"/>
    </style:style>
    <style:style style:name="P17" style:family="paragraph" style:parent-style-name="Standard">
      <style:paragraph-properties fo:margin-top="0cm" fo:margin-bottom="0cm" loext:contextual-spacing="false" fo:text-align="justify" style:justify-single-word="false"/>
      <style:text-properties fo:font-size="10pt" fo:font-weight="normal" officeooo:rsid="0018aa86" officeooo:paragraph-rsid="00012b04" style:font-size-asian="8.75pt" style:font-weight-asian="normal" style:font-size-complex="10pt" style:font-weight-complex="normal"/>
    </style:style>
    <style:style style:name="P18" style:family="paragraph" style:parent-style-name="Standard">
      <style:paragraph-properties fo:margin-top="0cm" fo:margin-bottom="0cm" loext:contextual-spacing="false" fo:text-align="justify" style:justify-single-word="false"/>
      <style:text-properties fo:font-size="10pt" fo:font-weight="normal" officeooo:rsid="0019ff8f" officeooo:paragraph-rsid="00012b04" style:font-size-asian="8.75pt" style:font-weight-asian="normal" style:font-size-complex="10pt" style:font-weight-complex="normal"/>
    </style:style>
    <style:style style:name="P19" style:family="paragraph" style:parent-style-name="Standard">
      <style:paragraph-properties fo:margin-top="0cm" fo:margin-bottom="0cm" loext:contextual-spacing="false" fo:text-align="justify" style:justify-single-word="false"/>
      <style:text-properties fo:font-size="10pt" fo:font-weight="normal" officeooo:rsid="00047d41" officeooo:paragraph-rsid="00047d41" style:font-size-asian="8.75pt" style:font-weight-asian="normal" style:font-size-complex="10pt" style:font-weight-complex="normal"/>
    </style:style>
    <style:style style:name="P20" style:family="paragraph" style:parent-style-name="Standard">
      <style:paragraph-properties fo:margin-top="0cm" fo:margin-bottom="0cm" loext:contextual-spacing="false" fo:text-align="justify" style:justify-single-word="false"/>
      <style:text-properties fo:font-size="10pt" fo:font-weight="normal" officeooo:rsid="0021bf85" officeooo:paragraph-rsid="0006280d" style:font-size-asian="8.75pt" style:font-weight-asian="normal" style:font-size-complex="10pt" style:font-weight-complex="normal"/>
    </style:style>
    <style:style style:name="P21" style:family="paragraph" style:parent-style-name="Standard">
      <style:paragraph-properties fo:margin-top="0cm" fo:margin-bottom="0cm" loext:contextual-spacing="false" fo:text-align="justify" style:justify-single-word="false"/>
      <style:text-properties fo:font-size="10pt" fo:font-weight="normal" officeooo:rsid="000d2486" officeooo:paragraph-rsid="000d2486" style:font-size-asian="8.75pt" style:font-weight-asian="normal" style:font-size-complex="10pt" style:font-weight-complex="normal"/>
    </style:style>
    <style:style style:name="P22" style:family="paragraph" style:parent-style-name="Standard">
      <style:paragraph-properties fo:margin-top="0cm" fo:margin-bottom="0cm" loext:contextual-spacing="false" fo:text-align="justify" style:justify-single-word="false"/>
      <style:text-properties fo:font-size="10pt" fo:font-weight="normal" officeooo:rsid="002f16a7" officeooo:paragraph-rsid="00012b04" style:font-size-asian="8.75pt" style:font-weight-asian="normal" style:font-size-complex="10pt" style:font-weight-complex="normal"/>
    </style:style>
    <style:style style:name="P23" style:family="paragraph" style:parent-style-name="Standard">
      <style:paragraph-properties fo:margin-top="0cm" fo:margin-bottom="0cm" loext:contextual-spacing="false" fo:text-align="justify" style:justify-single-word="false"/>
      <style:text-properties fo:font-size="10pt" fo:font-weight="normal" officeooo:rsid="002f16a7" officeooo:paragraph-rsid="00176829" style:font-size-asian="8.75pt" style:font-weight-asian="normal" style:font-size-complex="10pt" style:font-weight-complex="normal"/>
    </style:style>
    <style:style style:name="P24" style:family="paragraph" style:parent-style-name="Standard">
      <style:paragraph-properties fo:margin-top="0cm" fo:margin-bottom="0cm" loext:contextual-spacing="false" fo:text-align="justify" style:justify-single-word="false"/>
      <style:text-properties fo:font-size="10pt" fo:font-weight="normal" officeooo:rsid="00176829" officeooo:paragraph-rsid="00176829" style:font-size-asian="8.75pt" style:font-weight-asian="normal" style:font-size-complex="10pt" style:font-weight-complex="normal"/>
    </style:style>
    <style:style style:name="P25" style:family="paragraph" style:parent-style-name="Standard">
      <style:paragraph-properties fo:margin-top="0cm" fo:margin-bottom="0cm" loext:contextual-spacing="false" fo:text-align="justify" style:justify-single-word="false"/>
      <style:text-properties fo:font-size="10pt" fo:font-weight="normal" officeooo:rsid="00182730" officeooo:paragraph-rsid="00182730" style:font-size-asian="8.75pt" style:font-weight-asian="normal" style:font-size-complex="10pt" style:font-weight-complex="normal"/>
    </style:style>
    <style:style style:name="P26" style:family="paragraph" style:parent-style-name="Standard">
      <style:paragraph-properties fo:margin-top="0cm" fo:margin-bottom="0cm" loext:contextual-spacing="false" fo:text-align="justify" style:justify-single-word="false"/>
      <style:text-properties fo:font-size="10pt" fo:font-weight="normal" officeooo:rsid="0018a29f" officeooo:paragraph-rsid="0018a29f" style:font-size-asian="8.75pt" style:font-weight-asian="normal" style:font-size-complex="10pt" style:font-weight-complex="normal"/>
    </style:style>
    <style:style style:name="P27" style:family="paragraph" style:parent-style-name="Standard">
      <style:paragraph-properties fo:margin-top="0cm" fo:margin-bottom="0cm" loext:contextual-spacing="false" fo:text-align="justify" style:justify-single-word="false"/>
      <style:text-properties fo:font-size="10pt" fo:font-weight="normal" officeooo:rsid="00294cd6" officeooo:paragraph-rsid="00294cd6" style:font-size-asian="8.75pt" style:font-weight-asian="normal" style:font-size-complex="10pt" style:font-weight-complex="normal"/>
    </style:style>
    <style:style style:name="P28" style:family="paragraph" style:parent-style-name="Standard">
      <style:paragraph-properties fo:margin-top="0cm" fo:margin-bottom="0cm" loext:contextual-spacing="false" fo:text-align="justify" style:justify-single-word="false"/>
      <style:text-properties fo:font-size="10pt" fo:font-weight="normal" officeooo:rsid="00233f00" officeooo:paragraph-rsid="00233f00" style:font-size-asian="8.75pt" style:font-weight-asian="normal" style:font-size-complex="10pt" style:font-weight-complex="normal"/>
    </style:style>
    <style:style style:name="P29" style:family="paragraph" style:parent-style-name="Standard">
      <style:paragraph-properties fo:margin-top="0cm" fo:margin-bottom="0cm" loext:contextual-spacing="false" fo:text-align="justify" style:justify-single-word="false"/>
      <style:text-properties fo:font-size="10pt" fo:font-weight="normal" officeooo:rsid="000d7ce8" officeooo:paragraph-rsid="00012b04" style:font-size-asian="10pt" style:font-weight-asian="normal" style:font-size-complex="10pt" style:font-weight-complex="normal"/>
    </style:style>
    <style:style style:name="P30" style:family="paragraph" style:parent-style-name="Standard">
      <style:paragraph-properties fo:margin-top="0cm" fo:margin-bottom="0cm" loext:contextual-spacing="false" fo:text-align="justify" style:justify-single-word="false"/>
      <style:text-properties fo:font-size="10pt" fo:font-weight="normal" officeooo:rsid="00128240" officeooo:paragraph-rsid="00012b04" style:font-size-asian="10pt" style:font-weight-asian="normal" style:font-size-complex="10pt" style:font-weight-complex="normal"/>
    </style:style>
    <style:style style:name="P31" style:family="paragraph" style:parent-style-name="Standard">
      <style:paragraph-properties fo:margin-top="0cm" fo:margin-bottom="0cm" loext:contextual-spacing="false" fo:text-align="justify" style:justify-single-word="false"/>
      <style:text-properties fo:font-size="10pt" fo:font-weight="normal" officeooo:rsid="0013d3a9" officeooo:paragraph-rsid="00012b04" style:font-size-asian="10pt" style:font-weight-asian="normal" style:font-size-complex="10pt" style:font-weight-complex="normal"/>
    </style:style>
    <style:style style:name="P32" style:family="paragraph" style:parent-style-name="Standard">
      <style:paragraph-properties fo:margin-top="0cm" fo:margin-bottom="0cm" loext:contextual-spacing="false" fo:text-align="justify" style:justify-single-word="false"/>
      <style:text-properties fo:font-size="10pt" fo:font-weight="normal" officeooo:rsid="0013d3a9" officeooo:paragraph-rsid="0006280d" style:font-size-asian="10pt" style:font-weight-asian="normal" style:font-size-complex="10pt" style:font-weight-complex="normal"/>
    </style:style>
    <style:style style:name="P33" style:family="paragraph" style:parent-style-name="Standard">
      <style:paragraph-properties fo:margin-top="0cm" fo:margin-bottom="0cm" loext:contextual-spacing="false" fo:text-align="justify" style:justify-single-word="false"/>
      <style:text-properties fo:font-size="10pt" fo:font-weight="normal" officeooo:rsid="0018ecb9" officeooo:paragraph-rsid="00012b04" style:font-size-asian="10pt" style:font-weight-asian="normal" style:font-size-complex="10pt" style:font-weight-complex="normal"/>
    </style:style>
    <style:style style:name="P34" style:family="paragraph" style:parent-style-name="Standard">
      <style:paragraph-properties fo:margin-top="0cm" fo:margin-bottom="0cm" loext:contextual-spacing="false" fo:text-align="justify" style:justify-single-word="false"/>
      <style:text-properties fo:font-size="10pt" fo:font-weight="normal" officeooo:rsid="0006156b" officeooo:paragraph-rsid="0006156b" style:font-size-asian="10pt" style:font-weight-asian="normal" style:font-size-complex="10pt" style:font-weight-complex="normal"/>
    </style:style>
    <style:style style:name="P35" style:family="paragraph" style:parent-style-name="Standard">
      <style:paragraph-properties fo:margin-top="0cm" fo:margin-bottom="0cm" loext:contextual-spacing="false" fo:text-align="justify" style:justify-single-word="false"/>
      <style:text-properties fo:font-size="10pt" fo:font-weight="normal" officeooo:rsid="0006280d" officeooo:paragraph-rsid="000890e5" style:font-size-asian="10pt" style:font-weight-asian="normal" style:font-size-complex="10pt" style:font-weight-complex="normal"/>
    </style:style>
    <style:style style:name="P36" style:family="paragraph" style:parent-style-name="Standard">
      <style:paragraph-properties fo:margin-top="0cm" fo:margin-bottom="0cm" loext:contextual-spacing="false" fo:text-align="justify" style:justify-single-word="false"/>
      <style:text-properties fo:font-size="10pt" fo:font-weight="normal" officeooo:rsid="000890e5" officeooo:paragraph-rsid="000890e5" style:font-size-asian="10pt" style:font-weight-asian="normal" style:font-size-complex="10pt" style:font-weight-complex="normal"/>
    </style:style>
    <style:style style:name="P37" style:family="paragraph" style:parent-style-name="Standard">
      <style:paragraph-properties fo:margin-top="0cm" fo:margin-bottom="0cm" loext:contextual-spacing="false" fo:text-align="justify" style:justify-single-word="false"/>
      <style:text-properties fo:font-size="10pt" fo:font-weight="normal" officeooo:rsid="00099e78" officeooo:paragraph-rsid="00099e78" style:font-size-asian="10pt" style:font-weight-asian="normal" style:font-size-complex="10pt" style:font-weight-complex="normal"/>
    </style:style>
    <style:style style:name="P38" style:family="paragraph" style:parent-style-name="Standard">
      <style:paragraph-properties fo:margin-top="0cm" fo:margin-bottom="0cm" loext:contextual-spacing="false" fo:text-align="justify" style:justify-single-word="false"/>
      <style:text-properties fo:font-size="10pt" fo:font-weight="normal" officeooo:rsid="000c4cc1" officeooo:paragraph-rsid="000c4cc1" style:font-size-asian="10pt" style:font-weight-asian="normal" style:font-size-complex="10pt" style:font-weight-complex="normal"/>
    </style:style>
    <style:style style:name="P39" style:family="paragraph" style:parent-style-name="Standard">
      <style:paragraph-properties fo:margin-top="0cm" fo:margin-bottom="0cm" loext:contextual-spacing="false" fo:text-align="justify" style:justify-single-word="false"/>
      <style:text-properties fo:font-size="10pt" fo:font-weight="normal" officeooo:rsid="000dec66" officeooo:paragraph-rsid="000dec66" style:font-size-asian="10pt" style:font-weight-asian="normal" style:font-size-complex="10pt" style:font-weight-complex="normal"/>
    </style:style>
    <style:style style:name="P40" style:family="paragraph" style:parent-style-name="Standard">
      <style:paragraph-properties fo:margin-top="0cm" fo:margin-bottom="0cm" loext:contextual-spacing="false" fo:text-align="justify" style:justify-single-word="false"/>
      <style:text-properties fo:font-size="10pt" fo:font-weight="normal" officeooo:rsid="000e13e1" officeooo:paragraph-rsid="000e13e1" style:font-size-asian="10pt" style:font-weight-asian="normal" style:font-size-complex="10pt" style:font-weight-complex="normal"/>
    </style:style>
    <style:style style:name="P41" style:family="paragraph" style:parent-style-name="Standard">
      <style:paragraph-properties fo:margin-top="0cm" fo:margin-bottom="0cm" loext:contextual-spacing="false" fo:text-align="justify" style:justify-single-word="false"/>
      <style:text-properties fo:font-size="10pt" fo:font-weight="normal" officeooo:rsid="0010c1d9" officeooo:paragraph-rsid="0010c1d9" style:font-size-asian="10pt" style:font-weight-asian="normal" style:font-size-complex="10pt" style:font-weight-complex="normal"/>
    </style:style>
    <style:style style:name="P42" style:family="paragraph" style:parent-style-name="Standard">
      <style:paragraph-properties fo:margin-top="0cm" fo:margin-bottom="0cm" loext:contextual-spacing="false" fo:text-align="justify" style:justify-single-word="false"/>
      <style:text-properties fo:font-size="10pt" fo:font-weight="normal" officeooo:rsid="0027c5bc" officeooo:paragraph-rsid="0027c5bc" style:font-size-asian="10pt" style:font-weight-asian="normal" style:font-size-complex="10pt" style:font-weight-complex="normal"/>
    </style:style>
    <style:style style:name="P43" style:family="paragraph" style:parent-style-name="Standard">
      <style:paragraph-properties fo:margin-top="0cm" fo:margin-bottom="0cm" loext:contextual-spacing="false" fo:text-align="justify" style:justify-single-word="false"/>
      <style:text-properties fo:font-size="10pt" fo:font-weight="bold" officeooo:rsid="000aa6eb" officeooo:paragraph-rsid="00012b04" style:font-size-asian="8.75pt" style:font-weight-asian="bold" style:font-size-complex="10pt" style:font-weight-complex="bold"/>
    </style:style>
    <style:style style:name="P44" style:family="paragraph" style:parent-style-name="Standard">
      <style:paragraph-properties fo:margin-top="0cm" fo:margin-bottom="0cm" loext:contextual-spacing="false" fo:text-align="justify" style:justify-single-word="false"/>
      <style:text-properties fo:font-size="10pt" fo:font-weight="bold" officeooo:rsid="00047d41" officeooo:paragraph-rsid="00047d41" style:font-size-asian="8.75pt" style:font-weight-asian="bold" style:font-size-complex="10pt" style:font-weight-complex="bold"/>
    </style:style>
    <style:style style:name="P45" style:family="paragraph" style:parent-style-name="Standard">
      <style:paragraph-properties fo:margin-top="0cm" fo:margin-bottom="0cm" loext:contextual-spacing="false" fo:text-align="justify" style:justify-single-word="false"/>
      <style:text-properties fo:font-size="10pt" fo:font-weight="bold" officeooo:rsid="002a3798" officeooo:paragraph-rsid="002a3798" style:font-size-asian="8.75pt" style:font-weight-asian="bold" style:font-size-complex="10pt" style:font-weight-complex="bold"/>
    </style:style>
    <style:style style:name="P46" style:family="paragraph" style:parent-style-name="Standard">
      <style:paragraph-properties fo:margin-top="0cm" fo:margin-bottom="0cm" loext:contextual-spacing="false" fo:text-align="justify" style:justify-single-word="false"/>
      <style:text-properties fo:font-size="10pt" fo:font-weight="bold" officeooo:rsid="00128240" officeooo:paragraph-rsid="00012b04" style:font-size-asian="10pt" style:font-weight-asian="bold" style:font-size-complex="10pt" style:font-weight-complex="bold"/>
    </style:style>
    <style:style style:name="P47" style:family="paragraph" style:parent-style-name="Standard">
      <style:paragraph-properties fo:margin-top="0cm" fo:margin-bottom="0cm" loext:contextual-spacing="false" fo:text-align="justify" style:justify-single-word="false"/>
      <style:text-properties fo:font-size="10pt" fo:font-weight="bold" officeooo:rsid="002a7ce3" officeooo:paragraph-rsid="00012b04" style:font-size-asian="10pt" style:font-weight-asian="bold" style:font-size-complex="10pt" style:font-weight-complex="bold"/>
    </style:style>
    <style:style style:name="P48" style:family="paragraph" style:parent-style-name="Standard">
      <style:paragraph-properties fo:margin-top="0cm" fo:margin-bottom="0cm" loext:contextual-spacing="false" fo:text-align="justify" style:justify-single-word="false"/>
      <style:text-properties fo:font-size="10pt" fo:font-weight="bold" officeooo:rsid="000aa6eb" officeooo:paragraph-rsid="00012b04" style:font-size-asian="10pt" style:font-weight-asian="bold" style:font-size-complex="10pt" style:font-weight-complex="bold"/>
    </style:style>
    <style:style style:name="P49" style:family="paragraph" style:parent-style-name="Standard">
      <style:paragraph-properties fo:margin-top="0cm" fo:margin-bottom="0cm" loext:contextual-spacing="false" fo:text-align="justify" style:justify-single-word="false"/>
      <style:text-properties fo:font-size="10pt" fo:font-style="normal" fo:font-weight="normal" officeooo:rsid="0018ecb9" officeooo:paragraph-rsid="00012b04" style:font-size-asian="10pt" style:font-style-asian="normal" style:font-weight-asian="normal" style:font-size-complex="10pt" style:font-style-complex="normal" style:font-weight-complex="normal"/>
    </style:style>
    <style:style style:name="P50" style:family="paragraph" style:parent-style-name="Standard">
      <style:paragraph-properties fo:margin-top="0cm" fo:margin-bottom="0cm" loext:contextual-spacing="false" fo:text-align="justify" style:justify-single-word="false"/>
      <style:text-properties fo:font-size="10pt" fo:font-style="normal" fo:font-weight="normal" officeooo:rsid="0019ff8f" officeooo:paragraph-rsid="00012b04" style:font-size-asian="10pt" style:font-style-asian="normal" style:font-weight-asian="normal" style:font-size-complex="10pt" style:font-style-complex="normal" style:font-weight-complex="normal"/>
    </style:style>
    <style:style style:name="P51" style:family="paragraph" style:parent-style-name="Standard">
      <style:paragraph-properties fo:margin-top="0cm" fo:margin-bottom="0cm" loext:contextual-spacing="false" fo:text-align="justify" style:justify-single-word="false"/>
      <style:text-properties fo:font-size="10pt" fo:font-style="normal" fo:font-weight="normal" officeooo:rsid="00182730" officeooo:paragraph-rsid="00182730" style:font-size-asian="10pt" style:font-style-asian="normal" style:font-weight-asian="normal" style:font-size-complex="10pt" style:font-style-complex="normal" style:font-weight-complex="normal"/>
    </style:style>
    <style:style style:name="P52" style:family="paragraph" style:parent-style-name="Standard">
      <style:paragraph-properties fo:margin-top="0cm" fo:margin-bottom="0cm" loext:contextual-spacing="false" fo:text-align="justify" style:justify-single-word="false"/>
      <style:text-properties fo:font-size="10pt" fo:font-style="normal" fo:font-weight="normal" officeooo:rsid="001eeef6" officeooo:paragraph-rsid="001eeef6" style:font-size-asian="10pt" style:font-style-asian="normal" style:font-weight-asian="normal" style:font-size-complex="10pt" style:font-style-complex="normal" style:font-weight-complex="normal"/>
    </style:style>
    <style:style style:name="P53" style:family="paragraph" style:parent-style-name="Standard">
      <style:paragraph-properties fo:margin-top="0cm" fo:margin-bottom="0cm"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54" style:family="paragraph" style:parent-style-name="Standard">
      <style:paragraph-properties fo:margin-top="0cm" fo:margin-bottom="0cm" loext:contextual-spacing="false" fo:text-align="justify" style:justify-single-word="false"/>
      <style:text-properties fo:font-size="10pt" fo:font-style="normal" fo:font-weight="normal" officeooo:rsid="0020a1db" officeooo:paragraph-rsid="00215ad2" style:font-size-asian="10pt" style:font-style-asian="normal" style:font-weight-asian="normal" style:font-size-complex="10pt" style:font-style-complex="normal" style:font-weight-complex="normal"/>
    </style:style>
    <style:style style:name="P55" style:family="paragraph" style:parent-style-name="Standard">
      <style:paragraph-properties fo:margin-top="0cm" fo:margin-bottom="0cm" loext:contextual-spacing="false" fo:text-align="justify" style:justify-single-word="false"/>
      <style:text-properties fo:font-size="10pt" fo:font-style="normal" fo:font-weight="normal" officeooo:rsid="00215ad2" officeooo:paragraph-rsid="00215ad2" style:font-size-asian="10pt" style:font-style-asian="normal" style:font-weight-asian="normal" style:font-size-complex="10pt" style:font-style-complex="normal" style:font-weight-complex="normal"/>
    </style:style>
    <style:style style:name="P56" style:family="paragraph" style:parent-style-name="Standard">
      <style:paragraph-properties fo:margin-top="0cm" fo:margin-bottom="0cm" loext:contextual-spacing="false" fo:text-align="justify" style:justify-single-word="false"/>
      <style:text-properties fo:font-size="10pt" fo:font-style="normal" fo:font-weight="normal" officeooo:rsid="002264ed" officeooo:paragraph-rsid="002264ed" style:font-size-asian="10pt" style:font-style-asian="normal" style:font-weight-asian="normal" style:font-size-complex="10pt" style:font-style-complex="normal" style:font-weight-complex="normal"/>
    </style:style>
    <style:style style:name="P57" style:family="paragraph" style:parent-style-name="Standard">
      <style:paragraph-properties fo:margin-top="0cm" fo:margin-bottom="0cm" loext:contextual-spacing="false" fo:text-align="justify" style:justify-single-word="false"/>
      <style:text-properties fo:font-size="10pt" fo:font-style="normal" fo:font-weight="normal" officeooo:rsid="00233f00" officeooo:paragraph-rsid="00233f00" style:font-size-asian="10pt" style:font-style-asian="normal" style:font-weight-asian="normal" style:font-size-complex="10pt" style:font-style-complex="normal" style:font-weight-complex="normal"/>
    </style:style>
    <style:style style:name="P58" style:family="paragraph" style:parent-style-name="Standard">
      <style:paragraph-properties fo:margin-top="0cm" fo:margin-bottom="0cm" loext:contextual-spacing="false" fo:text-align="justify" style:justify-single-word="false"/>
      <style:text-properties fo:font-size="10pt" fo:font-style="normal" fo:font-weight="normal" officeooo:rsid="002694a8" officeooo:paragraph-rsid="002694a8" style:font-size-asian="10pt" style:font-style-asian="normal" style:font-weight-asian="normal" style:font-size-complex="10pt" style:font-style-complex="normal" style:font-weight-complex="normal"/>
    </style:style>
    <style:style style:name="P59" style:family="paragraph" style:parent-style-name="Standard">
      <style:paragraph-properties fo:margin-top="0cm" fo:margin-bottom="0cm" loext:contextual-spacing="false" fo:text-align="center" style:justify-single-word="false"/>
      <style:text-properties fo:font-size="10pt" fo:font-style="italic" fo:font-weight="bold" officeooo:rsid="0006280d" officeooo:paragraph-rsid="0006280d" style:font-size-asian="10pt" style:font-style-asian="italic" style:font-weight-asian="bold" style:font-size-complex="10pt" style:font-style-complex="italic" style:font-weight-complex="bold"/>
    </style:style>
    <style:style style:name="P60" style:family="paragraph" style:parent-style-name="Standard">
      <style:paragraph-properties fo:margin-top="0cm" fo:margin-bottom="0cm" loext:contextual-spacing="false" fo:text-align="center" style:justify-single-word="false"/>
      <style:text-properties fo:font-size="10pt" fo:font-style="italic" fo:font-weight="bold" officeooo:rsid="000e13e1" officeooo:paragraph-rsid="000e13e1" style:font-size-asian="10pt" style:font-style-asian="italic" style:font-weight-asian="bold" style:font-size-complex="10pt" style:font-style-complex="italic" style:font-weight-complex="bold"/>
    </style:style>
    <style:style style:name="P61" style:family="paragraph" style:parent-style-name="Standard">
      <style:paragraph-properties fo:margin-top="0cm" fo:margin-bottom="0cm" loext:contextual-spacing="false" fo:text-align="center" style:justify-single-word="false"/>
      <style:text-properties fo:font-size="10pt" fo:font-style="italic" fo:font-weight="bold" officeooo:rsid="000890e5" officeooo:paragraph-rsid="0006280d" style:font-size-asian="10pt" style:font-style-asian="italic" style:font-weight-asian="bold" style:font-size-complex="10pt" style:font-style-complex="italic" style:font-weight-complex="bold"/>
    </style:style>
    <style:style style:name="P62" style:family="paragraph" style:parent-style-name="Standard">
      <style:paragraph-properties fo:margin-top="0cm" fo:margin-bottom="0cm" loext:contextual-spacing="false" fo:text-align="center" style:justify-single-word="false"/>
      <style:text-properties fo:font-size="10pt" fo:font-style="italic" fo:font-weight="bold" officeooo:rsid="0013b334" officeooo:paragraph-rsid="0013b334" style:font-size-asian="10pt" style:font-style-asian="italic" style:font-weight-asian="bold" style:font-size-complex="10pt" style:font-style-complex="italic" style:font-weight-complex="bold"/>
    </style:style>
    <style:style style:name="P63" style:family="paragraph" style:parent-style-name="Standard">
      <style:paragraph-properties fo:margin-top="0cm" fo:margin-bottom="0cm" loext:contextual-spacing="false" fo:text-align="center" style:justify-single-word="false"/>
      <style:text-properties fo:font-size="10pt" fo:font-style="italic" fo:font-weight="bold" officeooo:rsid="0017edff" officeooo:paragraph-rsid="0017edff" style:font-size-asian="10pt" style:font-style-asian="italic" style:font-weight-asian="bold" style:font-size-complex="10pt" style:font-style-complex="italic" style:font-weight-complex="bold"/>
    </style:style>
    <style:style style:name="P64" style:family="paragraph" style:parent-style-name="Standard">
      <style:paragraph-properties fo:margin-top="0cm" fo:margin-bottom="0cm" loext:contextual-spacing="false" fo:text-align="justify" style:justify-single-word="false"/>
      <style:text-properties style:font-name="LM Mono Prop Light 10" fo:font-size="10pt" fo:font-style="normal" fo:font-weight="normal" officeooo:rsid="00233f00" officeooo:paragraph-rsid="00233f00" style:font-size-asian="10pt" style:font-style-asian="normal" style:font-weight-asian="normal" style:font-size-complex="10pt" style:font-style-complex="normal" style:font-weight-complex="normal"/>
    </style:style>
    <style:style style:name="P65" style:family="paragraph" style:parent-style-name="Standard">
      <style:paragraph-properties fo:margin-top="0cm" fo:margin-bottom="0cm" loext:contextual-spacing="false" fo:text-align="justify" style:justify-single-word="false"/>
      <style:text-properties style:font-name="LM Mono Prop Light 10" fo:font-size="10pt" fo:font-weight="bold" officeooo:rsid="000aa6eb" officeooo:paragraph-rsid="00012b04" style:font-size-asian="10pt" style:font-weight-asian="bold" style:font-size-complex="10pt" style:font-weight-complex="bold"/>
    </style:style>
    <style:style style:name="P66" style:family="paragraph" style:parent-style-name="Standard" style:list-style-name="L1">
      <style:paragraph-properties fo:margin-top="0.101cm" fo:margin-bottom="0.101cm" loext:contextual-spacing="false" fo:text-align="justify" style:justify-single-word="false"/>
      <style:text-properties fo:font-weight="bold" officeooo:rsid="0006457d" officeooo:paragraph-rsid="00012b04" style:font-weight-asian="bold" style:font-weight-complex="bold"/>
    </style:style>
    <style:style style:name="P67" style:family="paragraph" style:parent-style-name="Standard" style:list-style-name="L1">
      <style:paragraph-properties fo:margin-top="0.101cm" fo:margin-bottom="0.101cm" loext:contextual-spacing="false" fo:text-align="justify" style:justify-single-word="false"/>
      <style:text-properties fo:font-weight="bold" officeooo:rsid="00072188" officeooo:paragraph-rsid="00012b04" style:font-weight-asian="bold" style:font-weight-complex="bold"/>
    </style:style>
    <style:style style:name="P68" style:family="paragraph" style:parent-style-name="Standard">
      <style:paragraph-properties fo:margin-top="0.101cm" fo:margin-bottom="0.101cm" loext:contextual-spacing="false" fo:text-align="justify" style:justify-single-word="false"/>
      <style:text-properties fo:font-weight="bold" officeooo:rsid="00072188" officeooo:paragraph-rsid="00012b04" style:font-weight-asian="bold" style:font-weight-complex="bold"/>
    </style:style>
    <style:style style:name="P69" style:family="paragraph" style:parent-style-name="Standard" style:list-style-name="L1">
      <style:paragraph-properties fo:margin-top="0.101cm" fo:margin-bottom="0.101cm" loext:contextual-spacing="false" fo:text-align="justify" style:justify-single-word="false"/>
      <style:text-properties fo:font-weight="bold" officeooo:rsid="0018a29f" officeooo:paragraph-rsid="0018a29f" style:font-weight-asian="bold" style:font-weight-complex="bold"/>
    </style:style>
    <style:style style:name="P70" style:family="paragraph" style:parent-style-name="Standard" style:list-style-name="L1">
      <style:paragraph-properties fo:margin-top="0.101cm" fo:margin-bottom="0.101cm" loext:contextual-spacing="false" fo:text-align="justify" style:justify-single-word="false"/>
      <style:text-properties fo:font-weight="bold" officeooo:rsid="00019402" officeooo:paragraph-rsid="00019402" style:font-weight-asian="bold" style:font-weight-complex="bold"/>
    </style:style>
    <style:style style:name="P71" style:family="paragraph" style:parent-style-name="Standard" style:list-style-name="L2">
      <style:paragraph-properties fo:margin-top="0cm" fo:margin-bottom="0cm" loext:contextual-spacing="false" fo:text-align="justify" style:justify-single-word="false"/>
      <style:text-properties fo:font-size="10pt" fo:font-weight="normal" officeooo:rsid="0007b249" officeooo:paragraph-rsid="00012b04" style:font-size-asian="8.75pt" style:font-weight-asian="normal" style:font-size-complex="10pt" style:font-weight-complex="normal"/>
    </style:style>
    <style:style style:name="P72" style:family="paragraph" style:parent-style-name="Standard" style:list-style-name="L6">
      <style:paragraph-properties fo:margin-top="0cm" fo:margin-bottom="0cm" loext:contextual-spacing="false" fo:text-align="justify" style:justify-single-word="false"/>
      <style:text-properties fo:font-size="10pt" fo:font-weight="normal" officeooo:rsid="0018a29f" officeooo:paragraph-rsid="0018a29f" style:font-size-asian="8.75pt" style:font-weight-asian="normal" style:font-size-complex="10pt" style:font-weight-complex="normal"/>
    </style:style>
    <style:style style:name="P73" style:family="paragraph" style:parent-style-name="Standard" style:list-style-name="L11">
      <style:paragraph-properties fo:margin-top="0cm" fo:margin-bottom="0cm" loext:contextual-spacing="false" fo:text-align="justify" style:justify-single-word="false"/>
      <style:text-properties fo:font-size="10pt" fo:font-weight="normal" officeooo:rsid="0019ff8f" officeooo:paragraph-rsid="00012b04" style:font-size-asian="8.75pt" style:font-weight-asian="normal" style:font-size-complex="10pt" style:font-weight-complex="normal"/>
    </style:style>
    <style:style style:name="P74" style:family="paragraph" style:parent-style-name="Standard" style:list-style-name="L4">
      <style:paragraph-properties fo:margin-top="0cm" fo:margin-bottom="0cm" loext:contextual-spacing="false" fo:text-align="justify" style:justify-single-word="false"/>
      <style:text-properties fo:font-size="10pt" fo:font-weight="normal" officeooo:rsid="00099e78" officeooo:paragraph-rsid="00099e78" style:font-size-asian="10pt" style:font-weight-asian="normal" style:font-size-complex="10pt" style:font-weight-complex="normal"/>
    </style:style>
    <style:style style:name="P75" style:family="paragraph" style:parent-style-name="Standard" style:list-style-name="L5">
      <style:paragraph-properties fo:margin-top="0cm" fo:margin-bottom="0cm" loext:contextual-spacing="false" fo:text-align="justify" style:justify-single-word="false"/>
      <style:text-properties fo:font-size="10pt" fo:font-weight="normal" officeooo:rsid="000e13e1" officeooo:paragraph-rsid="000e13e1" style:font-size-asian="10pt" style:font-weight-asian="normal" style:font-size-complex="10pt" style:font-weight-complex="normal"/>
    </style:style>
    <style:style style:name="P76" style:family="paragraph" style:parent-style-name="Standard" style:list-style-name="L7">
      <style:paragraph-properties fo:margin-top="0cm" fo:margin-bottom="0cm" loext:contextual-spacing="false" fo:text-align="justify" style:justify-single-word="false"/>
      <style:text-properties fo:font-size="10pt" fo:font-weight="normal" officeooo:rsid="00047d41" officeooo:paragraph-rsid="00047d41" style:font-size-asian="10pt" style:font-weight-asian="normal" style:font-size-complex="10pt" style:font-weight-complex="normal"/>
    </style:style>
    <style:style style:name="P77" style:family="paragraph" style:parent-style-name="Standard" style:list-style-name="L7">
      <style:paragraph-properties fo:margin-top="0cm" fo:margin-bottom="0cm" loext:contextual-spacing="false" fo:text-align="justify" style:justify-single-word="false"/>
      <style:text-properties fo:font-size="10pt" fo:font-weight="normal" officeooo:rsid="0006156b" officeooo:paragraph-rsid="0006156b" style:font-size-asian="10pt" style:font-weight-asian="normal" style:font-size-complex="10pt" style:font-weight-complex="normal"/>
    </style:style>
    <style:style style:name="P78" style:family="paragraph" style:parent-style-name="Standard" style:list-style-name="L8">
      <style:paragraph-properties fo:margin-top="0cm" fo:margin-bottom="0cm"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79" style:family="paragraph" style:parent-style-name="Standard" style:list-style-name="L9">
      <style:paragraph-properties fo:margin-top="0cm" fo:margin-bottom="0cm"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80" style:family="paragraph" style:parent-style-name="Standard" style:list-style-name="L10">
      <style:paragraph-properties fo:margin-top="0cm" fo:margin-bottom="0cm" loext:contextual-spacing="false" fo:text-align="justify" style:justify-single-word="false"/>
      <style:text-properties fo:font-size="10pt" fo:font-style="normal" fo:font-weight="normal" officeooo:rsid="002694a8" officeooo:paragraph-rsid="002694a8" style:font-size-asian="10pt" style:font-style-asian="normal" style:font-weight-asian="normal" style:font-size-complex="10pt" style:font-style-complex="normal" style:font-weight-complex="normal"/>
    </style:style>
    <style:style style:name="P81" style:family="paragraph" style:parent-style-name="Standard" style:list-style-name="L10">
      <style:paragraph-properties fo:margin-top="0cm" fo:margin-bottom="0cm" loext:contextual-spacing="false" fo:text-align="justify" style:justify-single-word="false"/>
      <style:text-properties fo:font-size="10pt" fo:font-style="normal" fo:font-weight="normal" officeooo:rsid="0027c5bc" officeooo:paragraph-rsid="0027c5bc" style:font-size-asian="10pt" style:font-style-asian="normal" style:font-weight-asian="normal" style:font-size-complex="10pt" style:font-style-complex="normal" style:font-weight-complex="normal"/>
    </style:style>
    <style:style style:name="P82" style:family="paragraph" style:parent-style-name="Standard" style:list-style-name="L3">
      <style:paragraph-properties fo:margin-top="0cm" fo:margin-bottom="0cm" loext:contextual-spacing="false" fo:text-align="justify" style:justify-single-word="false"/>
      <style:text-properties officeooo:paragraph-rsid="000890e5"/>
    </style:style>
    <style:style style:name="P83" style:family="paragraph" style:parent-style-name="Standard" style:list-style-name="L3">
      <style:paragraph-properties fo:margin-top="0cm" fo:margin-bottom="0cm" loext:contextual-spacing="false" fo:text-align="justify" style:justify-single-word="false"/>
      <style:text-properties officeooo:rsid="000890e5" officeooo:paragraph-rsid="000890e5"/>
    </style:style>
    <style:style style:name="P84" style:family="paragraph">
      <style:paragraph-properties fo:text-align="center"/>
    </style:style>
    <style:style style:name="P85" style:family="paragraph">
      <loext:graphic-properties draw:fill-color="#ffd320"/>
      <style:paragraph-properties fo:text-align="center"/>
    </style:style>
    <style:style style:name="P86" style:family="paragraph">
      <loext:graphic-properties draw:fill-color="#9999ff"/>
      <style:paragraph-properties fo:text-align="center"/>
    </style:style>
    <style:style style:name="P87" style:family="paragraph">
      <loext:graphic-properties draw:fill-color="#ffd320"/>
      <style:paragraph-properties fo:text-align="center"/>
      <style:text-properties fo:font-size="12pt"/>
    </style:style>
    <style:style style:name="P88" style:family="paragraph">
      <loext:graphic-properties draw:opacity="0%"/>
      <style:paragraph-properties fo:text-align="center"/>
    </style:style>
    <style:style style:name="P89" style:family="paragraph">
      <loext:graphic-properties draw:fill="none" draw:fill-color="#ffffff"/>
      <style:paragraph-properties fo:text-align="center"/>
      <style:text-properties fo:color="#800000"/>
    </style:style>
    <style:style style:name="P90" style:family="paragraph">
      <loext:graphic-properties draw:fill-color="#fdb94d"/>
      <style:paragraph-properties fo:text-align="center"/>
    </style:style>
    <style:style style:name="P91" style:family="paragraph">
      <loext:graphic-properties draw:opacity="0%"/>
    </style:style>
    <style:style style:name="P92" style:family="paragraph">
      <loext:graphic-properties draw:fill="none" draw:fill-color="#ff0000"/>
      <style:text-properties fo:color="#800000"/>
    </style:style>
    <style:style style:name="P93"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94" style:family="paragraph">
      <loext:graphic-properties draw:fill="none" draw:fill-color="#ffffff"/>
      <style:paragraph-properties fo:text-align="center"/>
    </style:style>
    <style:style style:name="P95" style:family="paragraph">
      <loext:graphic-properties draw:fill-color="#000000"/>
      <style:paragraph-properties fo:text-align="center"/>
    </style:style>
    <style:style style:name="T1" style:family="text">
      <style:text-properties officeooo:rsid="00114b6d"/>
    </style:style>
    <style:style style:name="T2" style:family="text">
      <style:text-properties officeooo:rsid="000d7ce8"/>
    </style:style>
    <style:style style:name="T3" style:family="text">
      <style:text-properties officeooo:rsid="001adc25"/>
    </style:style>
    <style:style style:name="T4" style:family="text">
      <style:text-properties officeooo:rsid="0018ecb9"/>
    </style:style>
    <style:style style:name="T5" style:family="text">
      <style:text-properties officeooo:rsid="000c3a1d"/>
    </style:style>
    <style:style style:name="T6" style:family="text">
      <style:text-properties officeooo:rsid="000aa6eb"/>
    </style:style>
    <style:style style:name="T7" style:family="text">
      <style:text-properties officeooo:rsid="0012e401"/>
    </style:style>
    <style:style style:name="T8" style:family="text">
      <style:text-properties fo:font-weight="normal" style:font-weight-asian="normal" style:font-weight-complex="normal"/>
    </style:style>
    <style:style style:name="T9" style:family="text">
      <style:text-properties fo:font-weight="normal" officeooo:rsid="0012e401" style:font-weight-asian="normal" style:font-weight-complex="normal"/>
    </style:style>
    <style:style style:name="T10" style:family="text">
      <style:text-properties officeooo:rsid="00172a44"/>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02ded0" style:font-style-asian="italic" style:font-style-complex="italic"/>
    </style:style>
    <style:style style:name="T14" style:family="text">
      <style:text-properties fo:font-style="italic" officeooo:rsid="0027c5bc" style:font-style-asian="italic" style:font-style-complex="italic"/>
    </style:style>
    <style:style style:name="T15" style:family="text">
      <style:text-properties officeooo:rsid="00019402"/>
    </style:style>
    <style:style style:name="T16" style:family="text">
      <style:text-properties officeooo:rsid="0002ded0"/>
    </style:style>
    <style:style style:name="T17" style:family="text">
      <style:text-properties officeooo:rsid="00031268"/>
    </style:style>
    <style:style style:name="T18" style:family="text">
      <style:text-properties officeooo:rsid="00047d41"/>
    </style:style>
    <style:style style:name="T19" style:family="text">
      <style:text-properties officeooo:rsid="0006280d"/>
    </style:style>
    <style:style style:name="T20" style:family="text">
      <style:text-properties officeooo:rsid="0006e7d3"/>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size="10pt" fo:font-weight="normal" officeooo:rsid="0006e7d3" style:font-size-asian="10pt" style:font-weight-asian="normal" style:font-size-complex="10pt" style:font-weight-complex="normal"/>
    </style:style>
    <style:style style:name="T23" style:family="text">
      <style:text-properties fo:font-size="10pt" fo:font-weight="normal" officeooo:rsid="000890e5" style:font-size-asian="10pt" style:font-weight-asian="normal" style:font-size-complex="10pt" style:font-weight-complex="normal"/>
    </style:style>
    <style:style style:name="T24" style:family="text">
      <style:text-properties officeooo:rsid="00099e78"/>
    </style:style>
    <style:style style:name="T25" style:family="text">
      <style:text-properties officeooo:rsid="000d2486"/>
    </style:style>
    <style:style style:name="T26" style:family="text">
      <style:text-properties officeooo:rsid="000daec8"/>
    </style:style>
    <style:style style:name="T27" style:family="text">
      <style:text-properties officeooo:rsid="000dec66"/>
    </style:style>
    <style:style style:name="T28" style:family="text">
      <style:text-properties officeooo:rsid="000e13e1"/>
    </style:style>
    <style:style style:name="T29" style:family="text">
      <style:text-properties officeooo:rsid="000f56aa"/>
    </style:style>
    <style:style style:name="T30" style:family="text">
      <style:text-properties fo:font-weight="bold" style:font-weight-asian="bold" style:font-weight-complex="bold"/>
    </style:style>
    <style:style style:name="T31" style:family="text">
      <style:text-properties fo:font-weight="bold" officeooo:rsid="0010b1c5" style:font-weight-asian="bold" style:font-weight-complex="bold"/>
    </style:style>
    <style:style style:name="T32" style:family="text">
      <style:text-properties officeooo:rsid="0013b334"/>
    </style:style>
    <style:style style:name="T33" style:family="text">
      <style:text-properties officeooo:rsid="0017edff"/>
    </style:style>
    <style:style style:name="T34" style:family="text">
      <style:text-properties officeooo:rsid="0018a29f"/>
    </style:style>
    <style:style style:name="T35" style:family="text">
      <style:text-properties officeooo:rsid="001eeef6"/>
    </style:style>
    <style:style style:name="T36" style:family="text">
      <style:text-properties officeooo:rsid="0020a1db"/>
    </style:style>
    <style:style style:name="T37" style:family="text">
      <style:text-properties officeooo:rsid="00215ad2"/>
    </style:style>
    <style:style style:name="T38" style:family="text">
      <style:text-properties officeooo:rsid="00233f00"/>
    </style:style>
    <style:style style:name="T39" style:family="text">
      <style:text-properties style:font-name="LM Mono Prop Light 10"/>
    </style:style>
    <style:style style:name="T40" style:family="text">
      <style:text-properties fo:color="#ff0000"/>
    </style:style>
    <style:style style:name="T41" style:family="text">
      <style:text-properties officeooo:rsid="0027c5bc"/>
    </style:style>
    <style:style style:name="T42" style:family="text">
      <style:text-properties officeooo:rsid="002b9b40"/>
    </style:style>
    <style:style style:name="T43" style:family="text">
      <style:text-properties fo:font-size="12pt"/>
    </style:style>
    <style:style style:name="T44" style:family="text">
      <style:text-properties fo:color="#800000"/>
    </style:style>
    <style:style style:name="T45" style:family="text">
      <style:text-properties fo:font-size="15pt" fo:font-weight="bold" style:font-size-asian="15pt" style:font-weight-asian="bold" style:font-size-complex="1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1cm" svg:stroke-color="#000000" draw:marker-start-width="0.429cm" draw:marker-end-width="0.429cm" draw:fill-color="#ffd320" draw:textarea-horizontal-align="justify" draw:textarea-vertical-align="middle" draw:auto-grow-height="false" fo:min-height="1.386cm" fo:min-width="2.50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051cm" svg:stroke-color="#000000" draw:marker-start-width="0.429cm" draw:marker-end-width="0.429cm" draw:fill-color="#ffd320" draw:textarea-horizontal-align="justify" draw:textarea-vertical-align="middle" draw:auto-grow-height="false" fo:min-height="1.386cm" fo:min-width="2.36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1cm" svg:stroke-color="#000000" draw:marker-start-width="0.429cm" draw:marker-end-width="0.429cm" draw:fill-color="#9999ff" draw:textarea-horizontal-align="justify" draw:textarea-vertical-align="middle" draw:auto-grow-height="false" fo:min-height="1.386cm" fo:min-width="2.36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000000" draw:marker-start-width="0.429cm" draw:marker-end-width="0.429cm" draw:fill-color="#9999ff" draw:textarea-horizontal-align="justify" draw:textarea-vertical-align="middle" draw:auto-grow-height="false" fo:min-height="1.386cm" fo:min-width="3.18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000000" draw:marker-start-width="0.429cm" draw:marker-end-width="0.429cm" draw:fill-color="#ffd320" draw:textarea-horizontal-align="justify" draw:textarea-vertical-align="middle" draw:auto-grow-height="false" fo:min-height="1.386cm" fo:min-width="2.6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000000" draw:marker-start-width="0.429cm" draw:marker-end-width="0.429cm" draw:fill-color="#ffd320" draw:textarea-horizontal-align="justify" draw:textarea-vertical-align="middle" draw:auto-grow-height="false" fo:min-height="1.386cm" fo:min-width="2.36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000000" draw:marker-start-width="0.429cm" draw:marker-end-width="0.429cm" draw:fill-color="#ffd320" draw:textarea-horizontal-align="justify" draw:textarea-vertical-align="middle" draw:auto-grow-height="false" fo:min-height="1.388cm" fo:min-width="3.61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width="0.051cm" svg:stroke-color="#000000" draw:marker-start-width="0.429cm" draw:marker-end-width="0.429cm" draw:fill-color="#ffd320" draw:textarea-horizontal-align="justify" draw:textarea-vertical-align="middle" draw:auto-grow-height="false" fo:min-height="1.386cm" fo:min-width="2.61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1cm" svg:stroke-color="#000000" draw:marker-start-width="0.429cm" draw:marker-end-width="0.429cm" draw:fill-color="#9999ff" draw:textarea-horizontal-align="justify" draw:textarea-vertical-align="middle" draw:auto-grow-height="false" fo:min-height="1.386cm" fo:min-width="3.35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51cm" svg:stroke-color="#000000" draw:marker-start-width="0.429cm" draw:marker-end="Arrowheads_20_2" draw:marker-end-width="0.42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51cm" svg:stroke-color="#dc2300" draw:marker-start-width="0.429cm" draw:marker-end-width="0.429cm" draw:opacity="0%" draw:textarea-horizontal-align="justify" draw:textarea-vertical-align="middle" draw:auto-grow-height="false" fo:min-height="3.655cm" fo:min-width="5.847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51cm" svg:stroke-color="#dc2300" draw:marker-start-width="0.429cm" draw:marker-end-width="0.429cm" draw:opacity="0%" draw:textarea-horizontal-align="justify" draw:textarea-vertical-align="middle" draw:auto-grow-height="false" fo:min-height="4.242cm" fo:min-width="10.042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51cm" svg:stroke-color="#000000" draw:marker-start-width="0.429cm" draw:marker-end-width="0.429cm" draw:fill-color="#fdb94d" draw:textarea-horizontal-align="justify" draw:textarea-vertical-align="middle" draw:auto-grow-height="false" fo:min-height="1.229cm" fo:min-width="2.5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51cm" svg:stroke-color="#000000" draw:marker-start-width="0.429cm" draw:marker-end-width="0.429cm" draw:fill-color="#fdb94d" draw:textarea-horizontal-align="justify" draw:textarea-vertical-align="middle" draw:auto-grow-height="false" fo:min-height="1.18cm" fo:min-width="2.73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51cm" svg:stroke-color="#ff0000" draw:marker-start-width="0.429cm" draw:marker-end-width="0.429cm" draw:opacity="0%" draw:textarea-horizontal-align="justify" draw:textarea-vertical-align="middle" draw:auto-grow-height="false" fo:min-height="3.995cm" fo:min-width="11.158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0000"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51cm" svg:stroke-color="#000000" draw:marker-start-width="0.429cm" draw:marker-end-width="0.429cm" draw:opacity="0%" draw:textarea-horizontal-align="justify" draw:textarea-vertical-align="middle" draw:auto-grow-height="false" fo:min-height="0.686cm" fo:min-width="4.165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opacity="0%" draw:textarea-horizontal-align="justify" draw:textarea-vertical-align="middle" draw:auto-grow-height="false" fo:min-height="0.857cm" fo:min-width="0.857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DI PROGRAMMAZIONE AD OGGETTI</text:p>
      <text:p text:style-name="P2">A.A. 2017/2018</text:p>
      <text:p text:style-name="P3"/>
      <text:p text:style-name="P2">KALK</text:p>
      <text:p text:style-name="P3"/>
      <text:p text:style-name="P4"><text:tab/><text:tab/>LUCA STOCCO <text:tab/><text:tab/><text:tab/><text:tab/>Matricola: <text:span text:style-name="T1">1125280</text:span></text:p>
      <text:p text:style-name="P4"><text:tab/><text:tab/>NICCOLO’ VETTORELLO<text:tab/><text:tab/>Matricola: 1122264</text:p>
      <text:p text:style-name="P4"/>
      <text:p text:style-name="P4"/>
      <text:p text:style-name="P4"/>
      <text:p text:style-name="P3">Relazione di <text:span text:style-name="T15">Luca Stocco</text:span></text:p>
      <text:p text:style-name="P4"/>
      <text:p text:style-name="P4"/>
      <text:p text:style-name="P4"/>
      <text:p text:style-name="P4"/>
      <text:p text:style-name="P4"/>
      <text:p text:style-name="P4">INDICE DEI CONTENUTI:</text:p>
      <text:list xml:id="list3100975643" text:style-name="L1">
        <text:list-item>
          <text:p text:style-name="P66">Abstract</text:p>
        </text:list-item>
        <text:list-item>
          <text:p text:style-name="P67">Suddivisione del lavoro</text:p>
        </text:list-item>
        <text:list-item>
          <text:p text:style-name="P67">Gerarchia <text:span text:style-name="T2">dei tipi</text:span>: descrizione e uso</text:p>
        </text:list-item>
        <text:list-item>
          <text:p text:style-name="P69">Eccezioni</text:p>
        </text:list-item>
        <text:list-item>
          <text:p text:style-name="P67">GUI: <text:span text:style-name="T3">descrizione e manuale utente</text:span></text:p>
        </text:list-item>
        <text:list-item>
          <text:p text:style-name="P70">Parser</text:p>
        </text:list-item>
        <text:list-item>
          <text:p text:style-name="P67">Analisi delle tempistiche</text:p>
        </text:list-item>
        <text:list-item>
          <text:p text:style-name="P67">Ambiente di sviluppo</text:p>
        </text:list-item>
        <text:list-item>
          <text:p text:style-name="P67">Istruzioni per la compilazione</text:p>
        </text:list-item>
      </text:list>
      <text:p text:style-name="P68"/>
      <text:p text:style-name="P68"/>
      <text:p text:style-name="P10">1) ABSTRACT</text:p>
      <text:p text:style-name="P10"/>
      <text:p text:style-name="P11">KALK e’ una calcolatrice che permette l’esecuzione di operazioni sui seguenti tipi:</text:p>
      <text:list xml:id="list2498841482" text:style-name="L2">
        <text:list-item>
          <text:p text:style-name="P71">numeri razionali</text:p>
        </text:list-item>
        <text:list-item>
          <text:p text:style-name="P71">numeri complessi in forma polare</text:p>
        </text:list-item>
        <text:list-item>
          <text:p text:style-name="P71">numeri complessi in forma cartesiana</text:p>
        </text:list-item>
        <text:list-item>
          <text:p text:style-name="P71">componenti (induttori, resistori, condensatori)</text:p>
        </text:list-item>
        <text:list-item>
          <text:p text:style-name="P71">tuple (<text:span text:style-name="T18">vedere il relativo paragrafo per una descrizione piu’ dettagliata)</text:span></text:p>
        </text:list-item>
      </text:list>
      <text:p text:style-name="P12">Le possibili operazioni sono contestuali al tipo corrente e spaziano dalla classica aritmetica tra tipi numerici fino ad arrivare ad azioni piu’ specifiche per gli altri tipi gestiti (ad esempio serie e parallelo tra componenti, o operazioni tra tuple).</text:p>
      <text:p text:style-name="P12"/>
      <text:p text:style-name="P6"/>
      <text:p text:style-name="P6">2) SUDDIVISIONE DEL LAVORO</text:p>
      <text:p text:style-name="P43"/>
      <text:p text:style-name="P13">I compiti che hanno portato alla realizzazione del progetto sono stati cosi’ suddivisi:</text:p>
      <text:p text:style-name="P13"/>
      <text:p text:style-name="P13"><text:span text:style-name="T4">ANALISI DEL PROBLEMA </text:span>→ e’ stata svolta da entrambi i componenti del gruppo;</text:p>
      <text:p text:style-name="P13"/>
      <text:p text:style-name="P27">PROGETTAZIONE DEL PARSER→ svolta da entrambi gli studenti;</text:p>
      <text:p text:style-name="P14"><text:soft-page-break/></text:p>
      <text:p text:style-name="P14">REALIZZAZIONE DEL MODELLO</text:p>
      <text:p text:style-name="P14"><text:span text:style-name="T5">(COMPRENSIVO DI ECCEZIONI)</text:span>→ il compito e’ stato svolto interamente dallo studente Luca Stocco;</text:p>
      <text:p text:style-name="P15"/>
      <text:p text:style-name="P15">REALIZZAZIONE DELLA VISTA → il compito e’ stato svolto dallo studente Niccolo’ Vettorello;</text:p>
      <text:p text:style-name="P15"/>
      <text:p text:style-name="P15">REALIZZAZIONE DELLA PARTE JAVA → il compito e’ stato svolto dallo studente Niccolo’ Vettorello;</text:p>
      <text:p text:style-name="P15"/>
      <text:p text:style-name="P15">REALIZZAZIONE DEL CONTROLLER → il compito e’ stato svolto dallo studente Niccolo’ Vettorello;</text:p>
      <text:p text:style-name="P15"/>
      <text:p text:style-name="P15">FASE DI COMPILAZIONE, TESTING E DEBUGGING → svolto<text:span text:style-name="T6"> da entrambi i componenti del gruppo;</text:span></text:p>
      <text:p text:style-name="P15"/>
      <text:p text:style-name="P15"/>
      <text:p text:style-name="P6"><text:span text:style-name="T2">3</text:span>) <text:span text:style-name="T2">GERARCHIA DEI TIPI: DESCRIZIONE E USO</text:span></text:p>
      <text:p text:style-name="P6"/>
      <text:p text:style-name="P46">NB <text:span text:style-name="T7">1</text:span><text:span text:style-name="T8">: nel grafico sottostante, le caselle in viola rappresentano le classi scelte come tipi gestiti da KALK, </text:span><text:span text:style-name="T9">quelle tratteggiate sono classi astratte, quelle con linea continua sono concrete</text:span><text:span text:style-name="T8">.</text:span></text:p>
      <text:p text:style-name="P47">NB 2<text:span text:style-name="T8">: con il termine Circuito ci si riferisce alla “mini” gerarchia con classe base Componente</text:span></text:p>
      <text:p text:style-name="P30"/>
      <text:p text:style-name="P30"><draw:frame text:anchor-type="paragraph" draw:z-index="27" draw:name="Shape5" draw:style-name="gr12" draw:text-style-name="P89" svg:width="3.119cm" svg:height="0.489cm" svg:x="1.554cm" svg:y="0.369cm"><draw:text-box><text:p text:style-name="P84"><text:span text:style-name="T44">EX</text:span><text:span text:style-name="T44">CE</text:span><text:span text:style-name="T44">PTI</text:span><text:span text:style-name="T44">ON</text:span><text:span text:style-name="T44">S</text:span></text:p></draw:text-box></draw:frame></text:p>
      <text:p text:style-name="P30"/>
      <text:p text:style-name="P30"><draw:custom-shape text:anchor-type="paragraph" draw:z-index="0" draw:name="Shape1" draw:style-name="gr1" draw:text-style-name="P85" svg:width="2.553cm" svg:height="1.437cm" svg:x="1.873cm" svg:y="0.34cm"><text:p text:style-name="P84">EXCEPTION</text:p><draw:enhanced-geometry svg:viewBox="0 0 21600 21600" draw:type="rectangle" draw:enhanced-path="M 0 0 L 21600 0 21600 21600 0 21600 0 0 Z N"/></draw:custom-shape><draw:custom-shape text:anchor-type="paragraph" draw:z-index="26" draw:name="Shape4" draw:style-name="gr11" draw:text-style-name="P88" svg:width="5.897cm" svg:height="3.705cm" svg:x="0.231cm" svg:y="0.148cm"><text:p/><draw:enhanced-geometry svg:viewBox="0 0 21600 21600" draw:type="rectangle" draw:enhanced-path="M 0 0 L 21600 0 21600 21600 0 21600 0 0 Z N"/></draw:custom-shape></text:p>
      <text:p text:style-name="P29"><draw:custom-shape text:anchor-type="paragraph" draw:z-index="1" draw:name="Shape1" draw:style-name="gr2" draw:text-style-name="P85" svg:width="2.419cm" svg:height="1.437cm" svg:x="7.863cm" svg:y="0.164cm"><text:p text:style-name="P84">DATO</text:p><draw:enhanced-geometry svg:viewBox="0 0 21600 21600" draw:type="rectangle" draw:enhanced-path="M 0 0 L 21600 0 21600 21600 0 21600 0 0 Z N"/></draw:custom-shape></text:p>
      <text:p text:style-name="P29"/>
      <text:p text:style-name="P29"/>
      <text:p text:style-name="P29"><draw:line text:anchor-type="paragraph" draw:z-index="12" draw:name="Shape2" draw:style-name="gr10" draw:text-style-name="P84" svg:x1="8.888cm" svg:y1="2.174cm" svg:x2="8.888cm" svg:y2="0.377cm"><text:p/></draw:line><draw:line text:anchor-type="paragraph" draw:z-index="13" draw:name="Shape2" draw:style-name="gr10" draw:text-style-name="P84" svg:x1="9.964cm" svg:y1="3.862cm" svg:x2="9.964cm" svg:y2="0.377cm"><text:p/></draw:line><draw:line text:anchor-type="paragraph" draw:z-index="17" draw:name="Shape2" draw:style-name="gr10" draw:text-style-name="P84" svg:x1="10.774cm" svg:y1="0.915cm" svg:x2="10.282cm" svg:y2="0.377cm"><text:p/></draw:line><draw:line text:anchor-type="paragraph" draw:z-index="24" draw:name="Shape2" draw:style-name="gr10" draw:text-style-name="P84" svg:x1="5.089cm" svg:y1="0.506cm" svg:x2="4.426cm" svg:y2="0.146cm"><text:p/></draw:line><draw:line text:anchor-type="paragraph" draw:z-index="25" draw:name="Shape2" draw:style-name="gr10" draw:text-style-name="P84" svg:x1="1.272cm" svg:y1="0.675cm" svg:x2="1.873cm" svg:y2="0.146cm"><text:p/></draw:line></text:p>
      <text:p text:style-name="P29"><draw:custom-shape text:anchor-type="paragraph" draw:z-index="22" draw:name="Shape1" draw:style-name="gr1" draw:text-style-name="P85" svg:width="2.553cm" svg:height="1.437cm" svg:x="3.461cm" svg:y="0.099cm"><text:p text:style-name="P84">SYNTAX</text:p><text:p text:style-name="P84">EXCEPTION</text:p><draw:enhanced-geometry svg:viewBox="0 0 21600 21600" draw:type="rectangle" draw:enhanced-path="M 0 0 L 21600 0 21600 21600 0 21600 0 0 Z N"/></draw:custom-shape><draw:custom-shape text:anchor-type="paragraph" draw:z-index="23" draw:name="Shape1" draw:style-name="gr1" draw:text-style-name="P85" svg:width="2.553cm" svg:height="1.437cm" svg:x="0.379cm" svg:y="0.268cm"><text:p text:style-name="P84">LOGIC</text:p><text:p text:style-name="P84">EXCEPTION</text:p><draw:enhanced-geometry svg:viewBox="0 0 21600 21600" draw:type="rectangle" draw:enhanced-path="M 0 0 L 21600 0 21600 21600 0 21600 0 0 Z N"/></draw:custom-shape></text:p>
      <text:p text:style-name="P29"><draw:custom-shape text:anchor-type="paragraph" draw:z-index="7" draw:name="Shape1" draw:style-name="gr2" draw:text-style-name="P85" svg:width="2.419cm" svg:height="1.437cm" svg:x="10.774cm" svg:y="0.101cm"><text:p text:style-name="P84">NUMERO</text:p><draw:enhanced-geometry svg:viewBox="0 0 21600 21600" draw:type="rectangle" draw:enhanced-path="M 0 0 L 21600 0 21600 21600 0 21600 0 0 Z N"/></draw:custom-shape></text:p>
      <text:p text:style-name="P30"><draw:custom-shape text:anchor-type="paragraph" draw:z-index="8" draw:name="Shape1" draw:style-name="gr3" draw:text-style-name="P86" svg:width="2.419cm" svg:height="1.437cm" svg:x="14.235cm" svg:y="1.004cm"><text:p text:style-name="P84">RAZ</text:p><draw:enhanced-geometry svg:viewBox="0 0 21600 21600" draw:type="rectangle" draw:enhanced-path="M 0 0 L 21600 0 21600 21600 0 21600 0 0 Z N"/></draw:custom-shape><draw:custom-shape text:anchor-type="paragraph" draw:z-index="9" draw:name="Shape1" draw:style-name="gr8" draw:text-style-name="P85" svg:width="2.67cm" svg:height="1.437cm" svg:x="11.359cm" svg:y="2.686cm"><text:p text:style-name="P84">COMPLESSO</text:p><draw:enhanced-geometry svg:viewBox="0 0 21600 21600" draw:type="rectangle" draw:enhanced-path="M 0 0 L 21600 0 21600 21600 0 21600 0 0 Z N"/></draw:custom-shape><draw:line text:anchor-type="paragraph" draw:z-index="18" draw:name="Shape2" draw:style-name="gr10" draw:text-style-name="P84" svg:x1="14.234cm" svg:y1="1.004cm" svg:x2="13.192cm" svg:y2="0.295cm"><text:p/></draw:line><draw:line text:anchor-type="paragraph" draw:z-index="19" draw:name="Shape2" draw:style-name="gr10" draw:text-style-name="P84" svg:x1="12.534cm" svg:y1="2.687cm" svg:x2="12.345cm" svg:y2="1.129cm"><text:p/></draw:line><draw:line text:anchor-type="paragraph" draw:z-index="21" draw:name="Shape2" draw:style-name="gr10" draw:text-style-name="P84" svg:x1="14.425cm" svg:y1="4.935cm" svg:x2="13.933cm" svg:y2="4.122cm"><text:p/></draw:line></text:p>
      <text:p text:style-name="P30"/>
      <text:p text:style-name="P30"><draw:custom-shape text:anchor-type="paragraph" draw:z-index="2" draw:name="Shape1" draw:style-name="gr3" draw:text-style-name="P86" svg:width="2.419cm" svg:height="1.437cm" svg:x="7.278cm" svg:y="0.138cm"><text:p text:style-name="P84">TUPLA</text:p><draw:enhanced-geometry svg:viewBox="0 0 21600 21600" draw:type="rectangle" draw:enhanced-path="M 0 0 L 21600 0 21600 21600 0 21600 0 0 Z N"/></draw:custom-shape></text:p>
      <text:p text:style-name="P30"/>
      <text:p text:style-name="P30"><draw:frame text:anchor-type="paragraph" draw:z-index="29" draw:name="Shape5" draw:style-name="gr12" draw:text-style-name="P89" svg:width="3.119cm" svg:height="0.489cm" svg:x="2.233cm" svg:y="0.402cm"><draw:text-box><text:p text:style-name="P84"><text:span text:style-name="T44">CI</text:span><text:span text:style-name="T44">RC</text:span><text:span text:style-name="T44">UI</text:span><text:span text:style-name="T44">TO</text:span></text:p></draw:text-box></draw:frame></text:p>
      <text:p text:style-name="P30"/>
      <text:p text:style-name="P30"><draw:custom-shape text:anchor-type="paragraph" draw:z-index="3" draw:name="Shape1" draw:style-name="gr4" draw:text-style-name="P86" svg:width="3.232cm" svg:height="1.437cm" svg:x="6.867cm" svg:y="0.362cm"><text:p text:style-name="P84">COMPONENTE</text:p><draw:enhanced-geometry svg:viewBox="0 0 21600 21600" draw:type="rectangle" draw:enhanced-path="M 0 0 L 21600 0 21600 21600 0 21600 0 0 Z N"/></draw:custom-shape><draw:custom-shape text:anchor-type="paragraph" draw:z-index="28" draw:name="Shape4" draw:style-name="gr13" draw:text-style-name="P88" svg:width="10.092cm" svg:height="4.292cm" svg:x="0.194cm" svg:y="0.196cm"><text:p/><draw:enhanced-geometry svg:viewBox="0 0 21600 21600" draw:type="rectangle" draw:enhanced-path="M 0 0 L 21600 0 21600 21600 0 21600 0 0 Z N"/></draw:custom-shape></text:p>
      <text:p text:style-name="P30"><draw:line text:anchor-type="paragraph" draw:z-index="14" draw:name="Shape2" draw:style-name="gr10" draw:text-style-name="P84" svg:x1="1.196cm" svg:y1="2.454cm" svg:x2="6.867cm" svg:y2="0.3cm"><text:p/></draw:line></text:p>
      <text:p text:style-name="P30"/>
      <text:p text:style-name="P30"/>
      <text:p text:style-name="P30"><draw:line text:anchor-type="paragraph" draw:z-index="15" draw:name="Shape2" draw:style-name="gr10" draw:text-style-name="P84" svg:x1="5.316cm" svg:y1="1.249cm" svg:x2="6.866cm" svg:y2="0.168cm"><text:p/></draw:line><draw:line text:anchor-type="paragraph" draw:z-index="16" draw:name="Shape2" draw:style-name="gr10" draw:text-style-name="P84" svg:x1="9.001cm" svg:y1="1.193cm" svg:x2="8.548cm" svg:y2="0.168cm"><text:p/></draw:line><draw:line text:anchor-type="paragraph" draw:z-index="20" draw:name="Shape2" draw:style-name="gr10" draw:text-style-name="P84" svg:x1="11.627cm" svg:y1="1.143cm" svg:x2="11.359cm" svg:y2="0.048cm"><text:p/></draw:line></text:p>
      <text:p text:style-name="P30"/>
      <text:p text:style-name="P30"><draw:custom-shape text:anchor-type="paragraph" draw:z-index="5" draw:name="Shape1" draw:style-name="gr6" draw:text-style-name="P85" svg:width="2.419cm" svg:height="1.437cm" svg:x="7.168cm" svg:y="0.377cm"><text:p text:style-name="P84">RESISTORE</text:p><draw:enhanced-geometry svg:viewBox="0 0 21600 21600" draw:type="rectangle" draw:enhanced-path="M 0 0 L 21600 0 21600 21600 0 21600 0 0 Z N"/></draw:custom-shape><draw:custom-shape text:anchor-type="paragraph" draw:z-index="10" draw:name="Shape1" draw:style-name="gr3" draw:text-style-name="P86" svg:width="2.419cm" svg:height="1.437cm" svg:x="10.53cm" svg:y="0.328cm"><text:p text:style-name="P84">C_POLARE</text:p><draw:enhanced-geometry svg:viewBox="0 0 21600 21600" draw:type="rectangle" draw:enhanced-path="M 0 0 L 21600 0 21600 21600 0 21600 0 0 Z N"/></draw:custom-shape><draw:custom-shape text:anchor-type="paragraph" draw:z-index="11" draw:name="Shape1" draw:style-name="gr9" draw:text-style-name="P86" svg:width="3.403cm" svg:height="1.437cm" svg:x="13.272cm" svg:y="0.141cm"><text:p text:style-name="P84">C_CARTESIANO</text:p><draw:enhanced-geometry svg:viewBox="0 0 21600 21600" draw:type="rectangle" draw:enhanced-path="M 0 0 L 21600 0 21600 21600 0 21600 0 0 Z N"/></draw:custom-shape></text:p>
      <text:p text:style-name="P30"><draw:custom-shape text:anchor-type="paragraph" draw:z-index="4" draw:name="Shape1" draw:style-name="gr5" draw:text-style-name="P85" svg:width="2.74cm" svg:height="1.437cm" svg:x="0.326cm" svg:y="0.009cm"><text:p text:style-name="P84">INDUTTORE</text:p><draw:enhanced-geometry svg:viewBox="0 0 21600 21600" draw:type="rectangle" draw:enhanced-path="M 0 0 L 21600 0 21600 21600 0 21600 0 0 Z N"/></draw:custom-shape><draw:custom-shape text:anchor-type="paragraph" draw:z-index="6" draw:name="Shape1" draw:style-name="gr7" draw:text-style-name="P87" svg:width="3.668cm" svg:height="1.438cm" svg:x="3.256cm" svg:y="0.026cm"><text:p text:style-name="P84"><text:span text:style-name="T43">CONDENSAT</text:span><text:span text:style-name="T43">ORE</text:span></text:p><draw:enhanced-geometry svg:viewBox="0 0 21600 21600" draw:type="rectangle" draw:enhanced-path="M 0 0 L 21600 0 21600 21600 0 21600 0 0 Z N"/></draw:custom-shape></text:p>
      <text:p text:style-name="P30"/>
      <text:p text:style-name="P30"/>
      <text:p text:style-name="P30"/>
      <text:p text:style-name="P31"/>
      <text:p text:style-name="P20"><text:span text:style-name="T19">Segue</text:span> una descrizione delle classi che compongono <text:span text:style-name="T19">il Modello</text:span>: ogni classe e’ corredata da una descrizione che ne presenta scopo <text:span text:style-name="T29">e </text:span>metodi principali. <text:span text:style-name="T29">Si è preferito usare la gerarchia come “luogo” di definizione dei metodi virtuali, e inserire poi la maggior parte delle chiamate polimorfe nel parser, il vero “attore” che prende una decisione su chi chiamare e sul come farlo.</text:span></text:p>
      <text:p text:style-name="P21"><text:span text:style-name="T31">NB</text:span>: i metodi <text:span text:style-name="T12">solve_operation </text:span><text:span text:style-name="T11">servono per il parser e saranno approfonditi nella sezione apposita.</text:span></text:p>
      <text:p text:style-name="P31"/>
      <text:p text:style-name="P59">Dato</text:p>
      <text:p text:style-name="P35">Dato è una classe astratta che rappresenta un generico tipo di calcolo. Essa definisce un distruttore virtuale per la gerarchia, <text:span text:style-name="T20">e possiede i seguenti metodi virtuali puri:</text:span></text:p>
      <text:list xml:id="list3167800824" text:style-name="L3">
        <text:list-item>
          <text:p text:style-name="P82"><text:span text:style-name="T22">toString() →</text:span><text:span text:style-name="T23"> </text:span><text:span text:style-name="T22">il cui scopo è ritornare una stringa rappresentante l’oggetto;</text:span></text:p>
        </text:list-item>
        <text:list-item>
          <text:p text:style-name="P83"><text:span text:style-name="T22">o</text:span><text:span text:style-name="T21">perator==(const Dato &amp;) → overloading dell’operatore di uguaglianza;</text:span></text:p>
        </text:list-item>
      </text:list>
      <text:p text:style-name="P36">L’esistenza della classe Dato è motivata anche dal funzionamento della classe parser, che sfrutta il fatto che tutti i tipi gestiti derivino da una sola classe</text:p>
      <text:p text:style-name="P36"/>
      <text:p text:style-name="P61"><text:soft-page-break/>Tupla</text:p>
      <text:p text:style-name="P36">Tupla <text:span text:style-name="T24">è una classe concreta che deriva direttamente da Dato, </text:span>rappresenta un insieme di coppie nella forma Metadato1,dato1,Metadato2, dato2,….,MetadatoN,datoN. Essa, oltre al costruttore da stringa, mette a disposizione vari metodi come <text:span text:style-name="T24">exists</text:span>_metadati(string), che <text:span text:style-name="T24">verifica se un metadato è presente, o insert(string,string), che inserisce una entry Metadato,dato.</text:span></text:p>
      <text:p text:style-name="P37">Le operazioni da notare sono le seguenti:</text:p>
      <text:list xml:id="list2501268113" text:style-name="L4">
        <text:list-item>
          <text:p text:style-name="P74">l’overloading degli operatori ‘-’, ‘/’, ‘%’ rispettivamente differenza, intersezione e join tra tuple (maggiori informazioni nel menù di aiuto);</text:p>
        </text:list-item>
        <text:list-item>
          <text:p text:style-name="P74">l’overriding dei metodi virtuali puri di Dato;</text:p>
        </text:list-item>
      </text:list>
      <text:p text:style-name="P37"/>
      <text:p text:style-name="P62">Circuito</text:p>
      <text:p text:style-name="P38"><text:span text:style-name="T27">Questa</text:span> <text:span text:style-name="T26">gerarchia rapp</text:span>resenta un generico <text:span text:style-name="T25">C</text:span>om<text:span text:style-name="T25">ponente. La classe Componente è concreta e derivante da Dato, ma l’utente si troverà a gestire solo Resistori, Condensatori e Induttori. La motivazione di questa scelta progettuale è stata dettata in buona parte dalla logica del parser.</text:span></text:p>
      <text:p text:style-name="P39"><text:span text:style-name="T28">Oltre a implementare i metodi virtuali puri di Dato</text:span>, <text:span text:style-name="T28">l</text:span>a classe Componente definisce gli operatori di serie (+) e parallelo (-), <text:span text:style-name="T28">e</text:span> <text:span text:style-name="T28">possiede due campi statici che rappresentano il voltaggio e la frequenza, i quali possono essere modificati o letti mediante gli opportuni setter e getter. Definisce inoltre un metodo virtuale impedenza();</text:span></text:p>
      <text:p text:style-name="P40">Le classi Resistore, Induttore e Condensatore derivano da Componente e ne espandono le funzionalità ridefinendo l’operatore di uguaglianza, il metodo toString() e il metodo impedenza();</text:p>
      <text:p text:style-name="P32"/>
      <text:p text:style-name="P60">Gerarchia Numero</text:p>
      <text:p text:style-name="P40">Numero è una classe astratta derivata da Dato. Rappresenta un generico numero e definisce la costante di classe pi. Possiede i seguenti metodi virtuali puri:</text:p>
      <text:list xml:id="list1361222149" text:style-name="L5">
        <text:list-item>
          <text:p text:style-name="P75">operator+, per la somma tra numeri;</text:p>
        </text:list-item>
        <text:list-item>
          <text:p text:style-name="P75">operator-, per la differenza tra numeri;</text:p>
        </text:list-item>
        <text:list-item>
          <text:p text:style-name="P75">operator/, per la divisione tra numeri;</text:p>
        </text:list-item>
        <text:list-item>
          <text:p text:style-name="P75">operator*, per la moltiplicazione tra numeri;</text:p>
        </text:list-item>
      </text:list>
      <text:p text:style-name="P40">Implementa inoltre due metodi statici per la conversione da gradi a radianti e viceversa.</text:p>
      <text:p text:style-name="P40">Da Numero derivano due classi, Raz e Complesso.</text:p>
      <text:p text:style-name="P40"/>
      <text:p text:style-name="P40">Raz è concreta e rappresenta un numero razionale. <text:span text:style-name="T29">Essa implementa le operazioni di somma, divisione, differenza, e moltiplicazione, elevamento a potenza, oltre all’operazione di uguaglianza e al metodo toString(). Fornisce poi le operazioni reciproco(), radice_quadrata(), e getter per il numeratore e denominatore.</text:span></text:p>
      <text:p text:style-name="P40"/>
      <text:p text:style-name="P41">La classe Complesso è astratta e aggiunge i metodi virtuali puri converti() e coniugato().</text:p>
      <text:p text:style-name="P41"/>
      <text:p text:style-name="P41">Le classi C_polare e C_cartesiano <text:span text:style-name="T32">sono concrete e derivano da Complesso, e </text:span>rappresentano numeri complessi scritti in forma polare e cartesiana, rispettivamente. <text:span text:style-name="T32">Esse implementano tutti gli operatori derivati da Numero, le operazioni converti() e coniugato() derivate da Complesso, e l’operatore d’uguaglianza e il metodo toString() derivati da Dato.</text:span></text:p>
      <text:p text:style-name="P32"/>
      <text:p text:style-name="P32"/>
      <text:p text:style-name="P7"><text:span text:style-name="T34">5</text:span>)<text:span text:style-name="T10"> ECCEZIONI</text:span></text:p>
      <text:p text:style-name="P7"/>
      <text:p text:style-name="P26">Per quanto riguarda la gestione delle eccezioni si e’ deciso di operare nel modo seguente:</text:p>
      <text:list xml:id="list2525665444" text:style-name="L6">
        <text:list-item>
          <text:p text:style-name="P72">E’ stata definita una classe exception con un campo stringa, un getter per la stringa e un costruttore da stringa;</text:p>
        </text:list-item>
        <text:list-item>
          <text:p text:style-name="P72">Sono state fatte derivare da exception le classe syntax_exception e logic_exception;</text:p>
        </text:list-item>
        <text:list-item>
          <text:p text:style-name="P72">La classe syntax_exception rappresenta un errore di sintassi: sono definiti errori di sintassi gli errori causati da una interazione con l’utente non corretta. Per esempio, l’inserimento di una stringa con un operatore inesistente e’ un errore di sintassi;</text:p>
        </text:list-item>
        <text:list-item>
          <text:p text:style-name="P72">La classe logic_exception rappresenta un errore logico, ossia un errore interno al programma stesso ed indipendente dall’utente;</text:p>
        </text:list-item>
      </text:list>
      <text:p text:style-name="P26">La politica generale per un errore di sintassi e’ quella di mostrare un messaggio tramite la Vista, che informi l’utente dell’eventuale errore e permetta l’inserimento di una nuova stringa.</text:p>
      <text:p text:style-name="P26">La politica generale per la gestione di errori logici e’ quella di visualizzare un messaggio tramite la vista che informi l’utente dell’avvenuto errore e successivamente chiuda il programma.</text:p>
      <text:p text:style-name="P28">Le eccezioni vengono rilanciate fino ad arrivare al Controller, che decide quindi come gestire il problema.</text:p>
      <text:p text:style-name="P45">NB: <text:span text:style-name="T8">il parser è templatizzato per garantire che non si possano verificare eccezioni di tipo logico (cast falliti, ecc…). Tuttavia la gerarchia dei tipi lancia lo stesso questo tipo di eccezioni qualora ne dovesse rilevare. Ciò è dovuto al fatto che si è voluta mantenere una indipendenza tra il parser e il Modello stesso per quanto riguarda la rilevazione e gestione degli errori</text:span></text:p>
      <text:p text:style-name="P6"><text:soft-page-break/></text:p>
      <text:p text:style-name="P6"><text:span text:style-name="T34">5</text:span>)<text:span text:style-name="T10"> GUI: DESCRIZIONE E MANUALE UTENTE</text:span></text:p>
      <text:p text:style-name="P6"/>
      <text:p text:style-name="P44">NB: <text:span text:style-name="T8">la parte relativa alla GUI verrà trattata superficialmente in questa sede, in quanto compito dello studente Niccolò Vettorello.</text:span></text:p>
      <text:p text:style-name="P19"/>
      <text:p text:style-name="P19">La GUI è stata progettata per un utilizzo intuitivo da parte dell’utente. Si è cercato di rendere l’esperienza il più simile possibile a quella del classico applicativo “Calcolatrice” presente in ogni sistema operativo.</text:p>
      <text:p text:style-name="P19">Avviando una istanza di KALK appare una schermata con quattro pulsanti, che permettono all’utente di scegliere quale vista specializzata usare. La pressione di uno qualsiasi di questi pulsanti porta alla generazione della vista appropriata.</text:p>
      <text:p text:style-name="P19">In ogni vista specializzata sono presenti:</text:p>
      <text:list xml:id="list2377253546" text:style-name="L7">
        <text:list-item>
          <text:p text:style-name="P76">una etichetta che indica il nome della vista;</text:p>
        </text:list-item>
        <text:list-item>
          <text:p text:style-name="P76">un pulsante “SERVE AIUTO?” che crea una schermata con indicazioni contestuali su come utilizzare la vista;</text:p>
        </text:list-item>
        <text:list-item>
          <text:p text:style-name="P76">un pulsante “BACK” che serve a tornare alla selezione del tipo;</text:p>
        </text:list-item>
        <text:list-item>
          <text:p text:style-name="P76">un display, sul quale l’utente può scrivere con la tastiera, oppure utilizzando i pulsanti che KALK fornisce;</text:p>
        </text:list-item>
        <text:list-item>
          <text:p text:style-name="P76">i tasti AC (cancella tutto ciò che si trova nel display), DEL (cancella l’ultimo carattere nel display), ENTER;</text:p>
        </text:list-item>
        <text:list-item>
          <text:p text:style-name="P77">tutte le viste tranne quella di Tupla hanno un tastierino numerico che permette di scrivere sul display;</text:p>
        </text:list-item>
        <text:list-item>
          <text:p text:style-name="P77">ogni vista specializzata ha i propri operatori, che permettono di scrivere sul display;</text:p>
        </text:list-item>
        <text:list-item>
          <text:p text:style-name="P77">La vista Complesso e la vista Razionale hanno tasti per operatori speciali (nel menu di aiuto della relativa vista vi sono anche informazioni su come usarli correttamente);</text:p>
        </text:list-item>
      </text:list>
      <text:p text:style-name="P34">Il principio di funzionamento è molto semplice (varia leggermente per gli operatori speciali): è sufficiente scrivere sul display la stringa che rappresenta l’operazione desiderata e successivamente premere il tasto ENTER per ottenere il risultato.</text:p>
      <text:p text:style-name="P48"/>
      <text:p text:style-name="P5"><text:span text:style-name="T34">6</text:span>) <text:span text:style-name="T19">PARSER</text:span></text:p>
      <text:p text:style-name="P16"><draw:frame text:anchor-type="paragraph" draw:z-index="39" draw:name="Shape7" draw:style-name="gr17" draw:text-style-name="P92" svg:width="5.045cm" svg:height="0.976cm" svg:x="6.867cm" svg:y="0.238cm"><draw:text-box><text:p><text:span text:style-name="T44">GE</text:span><text:span text:style-name="T44">RA</text:span><text:span text:style-name="T44">RC</text:span><text:span text:style-name="T44">HI</text:span><text:span text:style-name="T44">A </text:span><text:span text:style-name="T44">HA</text:span><text:span text:style-name="T44">ND</text:span><text:span text:style-name="T44">LE</text:span><text:span text:style-name="T44">R</text:span></text:p></draw:text-box></draw:frame></text:p>
      <text:p text:style-name="P22"/>
      <text:p text:style-name="P22"><draw:custom-shape text:anchor-type="paragraph" draw:z-index="31" draw:name="Shape3" draw:style-name="gr15" draw:text-style-name="P90" svg:width="2.781cm" svg:height="1.23cm" svg:x="8.065cm" svg:y="0.298cm"><text:p text:style-name="P84">HIERARCHY</text:p><text:p text:style-name="P84">HANDLER</text:p><draw:enhanced-geometry svg:viewBox="0 0 21600 21600" draw:type="rectangle" draw:enhanced-path="M 0 0 L 21600 0 21600 21600 0 21600 0 0 Z N"/></draw:custom-shape><draw:custom-shape text:anchor-type="paragraph" draw:z-index="38" draw:name="Shape6" draw:style-name="gr16" draw:text-style-name="P91" svg:width="11.209cm" svg:height="4.045cm" svg:x="3.992cm" svg:y="0.009cm"><text:p/><draw:enhanced-geometry svg:viewBox="0 0 21600 21600" draw:type="rectangle" draw:enhanced-path="M 0 0 L 21600 0 21600 21600 0 21600 0 0 Z N"/></draw:custom-shape></text:p>
      <text:p text:style-name="P22"/>
      <text:p text:style-name="P22"/>
      <text:p text:style-name="P22"><draw:custom-shape text:anchor-type="paragraph" draw:z-index="30" draw:name="Shape3" draw:style-name="gr14" draw:text-style-name="P90" svg:width="2.571cm" svg:height="1.23cm" svg:x="0.751cm" svg:y="0.078cm"><text:p text:style-name="P84">PARSER</text:p><draw:enhanced-geometry svg:viewBox="0 0 21600 21600" draw:type="rectangle" draw:enhanced-path="M 0 0 L 21600 0 21600 21600 0 21600 0 0 Z N"/></draw:custom-shape><draw:line text:anchor-type="paragraph" draw:z-index="35" draw:name="Shape2" draw:style-name="gr10" draw:text-style-name="P84" svg:x1="6.204cm" svg:y1="1.266cm" svg:x2="8.065cm" svg:y2="0.305cm"><text:p/></draw:line><draw:line text:anchor-type="paragraph" draw:z-index="37" draw:name="Shape2" draw:style-name="gr10" draw:text-style-name="P84" svg:x1="9.227cm" svg:y1="1.245cm" svg:x2="9.227cm" svg:y2="0.305cm"><text:p/></draw:line><draw:line text:anchor-type="paragraph" draw:z-index="36" draw:name="Shape2" draw:style-name="gr10" draw:text-style-name="P84" svg:x1="11.916cm" svg:y1="1.19cm" svg:x2="10.844cm" svg:y2="0.305cm"><text:p/></draw:line></text:p>
      <text:p text:style-name="P22"/>
      <text:p text:style-name="P22"><draw:custom-shape text:anchor-type="paragraph" draw:z-index="34" draw:name="Shape3" draw:style-name="gr15" draw:text-style-name="P90" svg:width="2.781cm" svg:height="1.23cm" svg:x="11.917cm" svg:y="0.376cm"><text:p text:style-name="P84">DATABASE</text:p><text:p text:style-name="P84">HANDLER</text:p><draw:enhanced-geometry svg:viewBox="0 0 21600 21600" draw:type="rectangle" draw:enhanced-path="M 0 0 L 21600 0 21600 21600 0 21600 0 0 Z N"/></draw:custom-shape></text:p>
      <text:p text:style-name="P22"><draw:custom-shape text:anchor-type="paragraph" draw:z-index="32" draw:name="Shape3" draw:style-name="gr15" draw:text-style-name="P90" svg:width="2.781cm" svg:height="1.23cm" svg:x="4.382cm" svg:y="0.044cm"><text:p text:style-name="P84">NUMERICAL</text:p><text:p text:style-name="P84">HANDLER</text:p><draw:enhanced-geometry svg:viewBox="0 0 21600 21600" draw:type="rectangle" draw:enhanced-path="M 0 0 L 21600 0 21600 21600 0 21600 0 0 Z N"/></draw:custom-shape><draw:custom-shape text:anchor-type="paragraph" draw:z-index="33" draw:name="Shape3" draw:style-name="gr15" draw:text-style-name="P90" svg:width="2.781cm" svg:height="1.23cm" svg:x="8.119cm" svg:y="0.023cm"><text:p text:style-name="P84">CIRCUIT</text:p><text:p text:style-name="P84">HANDLER</text:p><draw:enhanced-geometry svg:viewBox="0 0 21600 21600" draw:type="rectangle" draw:enhanced-path="M 0 0 L 21600 0 21600 21600 0 21600 0 0 Z N"/></draw:custom-shape></text:p>
      <text:p text:style-name="P22"/>
      <text:p text:style-name="P22"/>
      <text:p text:style-name="P22"/>
      <text:p text:style-name="P22"/>
      <text:p text:style-name="P25">Dopo un’attenta analisi, si e’ scelto di realizzare un parser templatizzato che fa uso di una gerarchia di classi chiamata Gerarchia Handler. Questa scelta e’ stata dettata dal fatto che si e’ voluto emulare il piu’ possibile il comportamento di una classica calcolatrice: vi e’ l’ inserimento di una stringa da parte dell’utente, che viene parsata, elaborata, e il conseguente risultato viene mostrato dalla vista.</text:p>
      <text:p text:style-name="P24">Segue una descrizione delle classi che compongono <text:span text:style-name="T33">il parser.</text:span></text:p>
      <text:p text:style-name="P23"/>
      <text:p text:style-name="P63">Gerarchia Handler</text:p>
      <text:p text:style-name="P52">La Gerarchia Handler e’ formata da una classe base astratta Hierarchy_Handler, e da tre classi concrete <text:span text:style-name="T36">derivate da quest’ultima.</text:span></text:p>
      <text:p text:style-name="P51">La Gerarchia <text:span text:style-name="T34">H</text:span>andler <text:span text:style-name="T35">permette al parser di creare oggetti di classi derivate dal tipo T. Inoltre ogni handler gestisce gli operatori del suo tipo specifico (tramite una lista di char inizializzata nel costruttore tramite load_operators()).</text:span></text:p>
      <text:p text:style-name="P52">Da notare il metodo create(string) definito come virtuale puro in Hierarchy Handler, che chiama il corretto costruttore dell’oggetto da instanziare (se il parser e’ instanziato a Complesso viene chiamato invece il metodo create_complex(string), dal momento che la classe Complesso e’ astratta. Questo comportamento si sarebbe potuto evitare creando un Handler derivato da Numerical per la gestione del tipo Complesso).</text:p>
      <text:p text:style-name="P52"/>
      <text:p text:style-name="P63">Parser</text:p>
      <text:p text:style-name="P63"/>
      <text:p text:style-name="P53">La classe Parser crea un albero per gestire l’ordine e la priorita’ delle operazioni. Cio’ avviene nel seguente modo:</text:p>
      <text:list xml:id="list2344694015" text:style-name="L8">
        <text:list-item>
          <text:p text:style-name="P78">si crea un oggetto di Parser instanziato al tipo desiderato T passando come parametro la stringa da analizzare e un oggetto fittizio di tipo statico Dato* e con tipo dinamico D&lt;=T;</text:p>
        </text:list-item>
        <text:list-item>
          <text:p text:style-name="P78"><text:soft-page-break/>se la stringa e’ vuota viene lanciata una eccezione di sintassi, altrimenti viene creato l’handler appropriato tramite il puntatore all’oggetto fittizio;</text:p>
        </text:list-item>
        <text:list-item>
          <text:p text:style-name="P78">si procede alla costruzione dell’albero tramite build_tree(string);</text:p>
        </text:list-item>
      </text:list>
      <text:p text:style-name="P53"/>
      <text:p text:style-name="P54">Un albero di parsing <text:span text:style-name="T37">appena creato </text:span>e’ formato da nodi aventi le seguenti caratteristiche:</text:p>
      <text:list xml:id="list1695661270" text:style-name="L9">
        <text:list-item>
          <text:p text:style-name="P79">hanno un puntatore di tipo T* all’oggetto creato;</text:p>
        </text:list-item>
        <text:list-item>
          <text:p text:style-name="P79">hanno due puntatori di tipo Node* ai nodi figli destro e sinistro;</text:p>
        </text:list-item>
        <text:list-item>
          <text:p text:style-name="P79">hanno campo char per l’operatore;</text:p>
        </text:list-item>
        <text:list-item>
          <text:p text:style-name="P79">hanno un campo int per la precedenza dell’operatore;</text:p>
        </text:list-item>
      </text:list>
      <text:p text:style-name="P53">Ogni nodo puo’ rappresentare un operatore, il che implica che il suo campo char sia diverso da<text:span text:style-name="T37">l carattere nullo e che esisteranno sicuramente un sottoalbero sinistro e destro, o un operando, che avra’ il campo char nullo e sara’ una foglia.</text:span></text:p>
      <text:p text:style-name="P53"><draw:custom-shape text:anchor-type="paragraph" draw:z-index="42" draw:name="Shape10" draw:style-name="gr20" draw:text-style-name="P88" svg:width="1.211cm" svg:height="1.211cm" svg:x="7.867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3"><draw:frame text:anchor-type="paragraph" draw:z-index="48" draw:name="Shape11" draw:style-name="gr21" draw:text-style-name="P94" svg:width="0.662cm" svg:height="0.548cm" svg:x="8.149cm" svg:y="0.122cm"><draw:text-box><text:p text:style-name="P84">+</text:p></draw:text-box></draw:frame></text:p>
      <text:p text:style-name="P53"/>
      <text:p text:style-name="P53"><draw:frame text:anchor-type="paragraph" draw:z-index="40" draw:name="Shape8" draw:style-name="gr18" draw:text-style-name="P93" svg:width="4.65cm" svg:height="1.22cm" svg:x="0.476cm" svg:y="0.254cm"><draw:text-box><text:p text:style-name="P84"><text:span text:style-name="T45">ES</text:span><text:span text:style-name="T45">. 3 </text:span><text:span text:style-name="T45">+ </text:span><text:span text:style-name="T45">2 * </text:span><text:span text:style-name="T45">4</text:span></text:p></draw:text-box></draw:frame><draw:custom-shape text:anchor-type="paragraph" draw:z-index="41" draw:name="Shape9" draw:style-name="gr19" draw:text-style-name="P91" svg:width="4.215cm" svg:height="0.736cm" svg:x="0.667cm" svg:y="0.238cm"><text:p/><draw:enhanced-geometry svg:viewBox="0 0 21600 21600" draw:type="rectangle" draw:enhanced-path="M 0 0 L 21600 0 21600 21600 0 21600 0 0 Z N"/></draw:custom-shape><draw:custom-shape text:anchor-type="paragraph" draw:z-index="44" draw:name="Shape10" draw:style-name="gr20" draw:text-style-name="P88" svg:width="1.211cm" svg:height="1.211cm" svg:x="9.511cm" svg:y="0.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1" draw:name="Shape12" draw:style-name="gr22" draw:text-style-name="P95" svg:x1="8.075cm" svg:y1="0.044cm" svg:x2="7.318cm" svg:y2="0.593cm"><text:p/></draw:line><draw:line text:anchor-type="paragraph" draw:z-index="52" draw:name="Shape12" draw:style-name="gr22" draw:text-style-name="P95" svg:x1="8.886cm" svg:y1="0.044cm" svg:x2="9.68cm" svg:y2="0.48cm"><text:p/></draw:line><draw:custom-shape text:anchor-type="paragraph" draw:z-index="53" draw:name="Shape10" draw:style-name="gr20" draw:text-style-name="P88" svg:width="1.211cm" svg:height="1.211cm" svg:x="6.241cm" svg:y="0.38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3"><draw:frame text:anchor-type="paragraph" draw:z-index="47" draw:name="Shape11" draw:style-name="gr21" draw:text-style-name="P94" svg:width="0.662cm" svg:height="0.548cm" svg:x="6.486cm" svg:y="0.374cm"><draw:text-box><text:p text:style-name="P84">3</text:p></draw:text-box></draw:frame><draw:frame text:anchor-type="paragraph" draw:z-index="43" draw:name="Shape11" draw:style-name="gr21" draw:text-style-name="P94" svg:width="0.662cm" svg:height="0.548cm" svg:x="9.813cm" svg:y="0.242cm"><draw:text-box><text:p text:style-name="P84">*</text:p></draw:text-box></draw:frame></text:p>
      <text:p text:style-name="P56"/>
      <text:p text:style-name="P53"><draw:line text:anchor-type="paragraph" draw:z-index="54" draw:name="Shape12" draw:style-name="gr22" draw:text-style-name="P95" svg:x1="9.756cm" svg:y1="0.164cm" svg:x2="9.038cm" svg:y2="0.787cm"><text:p/></draw:line><draw:line text:anchor-type="paragraph" draw:z-index="55" draw:name="Shape12" draw:style-name="gr22" draw:text-style-name="P95" svg:x1="10.606cm" svg:y1="0.051cm" svg:x2="11.419cm" svg:y2="0.654cm"><text:p/></draw:line></text:p>
      <text:p text:style-name="P53"><draw:custom-shape text:anchor-type="paragraph" draw:z-index="45" draw:name="Shape10" draw:style-name="gr20" draw:text-style-name="P88" svg:width="1.211cm" svg:height="1.211cm" svg:x="8.038cm" svg:y="0.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10" draw:style-name="gr20" draw:text-style-name="P88" svg:width="1.211cm" svg:height="1.211cm" svg:x="11.155cm" svg:y="0.1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3"><draw:frame text:anchor-type="paragraph" draw:z-index="49" draw:name="Shape11" draw:style-name="gr21" draw:text-style-name="P94" svg:width="0.662cm" svg:height="0.548cm" svg:x="8.377cm" svg:y="0.143cm"><draw:text-box><text:p text:style-name="P84">2</text:p></draw:text-box></draw:frame><draw:frame text:anchor-type="paragraph" draw:z-index="50" draw:name="Shape11" draw:style-name="gr21" draw:text-style-name="P94" svg:width="0.662cm" svg:height="0.548cm" svg:x="11.439cm" svg:y="0.053cm"><draw:text-box><text:p text:style-name="P84">4</text:p></draw:text-box></draw:frame></text:p>
      <text:p text:style-name="P53"/>
      <text:p text:style-name="P53"/>
      <text:p text:style-name="P53"/>
      <text:p text:style-name="P58">Il parser è stato progettato in maniera tale da essere estendibile con relativa facilità: per aggiungere un nuovo tipo T alla gerarchia ed implementare per esso una funzionalità di parsing da stringa è sufficiente:</text:p>
      <text:list xml:id="list2581669526" text:style-name="L10">
        <text:list-item>
          <text:p text:style-name="P80">fare derivare T da Dato;</text:p>
        </text:list-item>
        <text:list-item>
          <text:p text:style-name="P80">definire la grammatica per un tipo T <text:span text:style-name="T42">e </text:span>creare un costruttore T(std::string) che si occupi di farla rispettare;</text:p>
        </text:list-item>
        <text:list-item>
          <text:p text:style-name="P80">definire un metodo statico T::solve_operations(Dato*, Dato*, char), <text:span text:style-name="T41">presi due i Dato*, tenti il downcast a T*: se il cast riesce </text:span><text:span text:style-name="T14">solve_operation</text:span><text:span text:style-name="T41"> deve invocare il corretto metodo, basandosi sul carattere ricevuto come parametro. </text:span><text:span text:style-name="T14">Il metodo solve_operation dovrebbe essere il metodo che effettua le (eventuali) chiamate polimorfe per la classe T</text:span><text:span text:style-name="T41">;</text:span></text:p>
        </text:list-item>
        <text:list-item>
          <text:p text:style-name="P81">estendere Hierarchy_Handler con una classe T_Handler, necessaria a definire i caratteri che rappresentano gli operatori per il tipo T;</text:p>
        </text:list-item>
      </text:list>
      <text:p text:style-name="P55">La gestione della precedenza degli operatori viene effettuata dal metodo set_prec(char): essa e’ stata implementata in modo statico, essenzialmente per motivi di tempo. E’ possibile renderla dinamica spostando la sua logica dal parser alla gerarchia handler <text:span text:style-name="T41">apposita</text:span>, tramite una map o una struttura ad hoc, che associ ogni operatore alla sua precedenza.</text:p>
      <text:p text:style-name="P55"/>
      <text:p text:style-name="P56">Parser presenta <text:span text:style-name="T38">inoltre il metodo resolve(Node*), dedicato alla risoluzione e gestione dell’albero di parsing: questo metodo e’ ricorsivo e scorre l’albero in maniera infissa chiamando l’opportuno metodo statico solve_operation(Dato*, Dato*, char), risolvendo di volta in volta l’operazione richiesta.</text:span></text:p>
      <text:p text:style-name="P56"/>
      <text:p text:style-name="P57">I <text:span text:style-name="T30">metodi solve operation</text:span> sono caratteristici di ogni classe della gerarchia dei tipi e sono il vero nucleo del polimorfismo del progetto: si occupano infatti di associare l’operatore della stringa inserita dall’utente al giusto metodo del modello, <text:span text:style-name="T12">cercando di effettuare quante piu’ chiamate polimorfe possibile</text:span>.</text:p>
      <text:p text:style-name="P57"/>
      <text:p text:style-name="P57">Ad esempio, il metodo solve_operation di Complesso, effettua un cast dinamico dei due parametri di tipo Dato* a Complesso*, e invoca il giusto operatore , con una chiamata polimorfa, senza bisogno di dettagli sul tipo dinamico degli stessi.</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text:tab/><text:span text:style-name="T39">Complesso* Complesso::solve_operation(const Dato* a, const Dato* b, char o){</text:span></text:p>
      <text:p text:style-name="P64"><text:tab/><text:tab/>auto l=<text:span text:style-name="T40">dynamic_cast&lt;const Complesso*&gt;(a);</text:span></text:p>
      <text:p text:style-name="P64"><text:tab/><text:tab/>auto r=<text:span text:style-name="T40">dynamic_cast&lt;const Complesso*&gt;(b);</text:span></text:p>
      <text:p text:style-name="P64"><text:tab/><text:tab/>if(l &amp;&amp; r){</text:p>
      <text:p text:style-name="P64"><text:tab/><text:tab/><text:tab/>switch(o) {</text:p>
      <text:p text:style-name="P64"><text:tab/><text:tab/><text:tab/>case '+':</text:p>
      <text:p text:style-name="P64"><text:tab/><text:tab/><text:tab/><text:tab/>return static_cast&lt;Complesso*&gt;(<text:span text:style-name="T40">l-&gt;operator+(r)</text:span>);</text:p>
      <text:p text:style-name="P64"><text:tab/><text:tab/><text:tab/>case '-':</text:p>
      <text:p text:style-name="P64"><text:tab/><text:tab/><text:tab/><text:tab/>return static_cast&lt;Complesso*&gt;(<text:span text:style-name="T40">l-&gt;operator-(r)</text:span>);</text:p>
      <text:p text:style-name="P64"><text:tab/><text:tab/><text:tab/>case '*':</text:p>
      <text:p text:style-name="P64"><text:tab/><text:tab/><text:tab/><text:tab/>return static_cast&lt;Complesso*&gt;(<text:span text:style-name="T40">l-&gt;operator*(r)</text:span>);</text:p>
      <text:p text:style-name="P64"><text:tab/><text:tab/><text:tab/>case '/':</text:p>
      <text:p text:style-name="P64"><text:tab/><text:tab/><text:tab/><text:tab/>return static_cast&lt;Complesso*&gt;(<text:span text:style-name="T40">l-&gt;operator/(r)</text:span>);</text:p>
      <text:p text:style-name="P64"><text:tab/><text:tab/><text:tab/>default:</text:p>
      <text:p text:style-name="P64"><text:tab/><text:tab/><text:tab/><text:tab/>throw syntax_exception("Operatore non valido");</text:p>
      <text:p text:style-name="P64"><text:tab/><text:tab/><text:tab/>}</text:p>
      <text:p text:style-name="P64"><text:tab/><text:tab/>}</text:p>
      <text:p text:style-name="P64"><text:tab/><text:tab/>else</text:p>
      <text:p text:style-name="P64"><text:tab/><text:tab/><text:tab/>throw logic_exception("tipo di dati errato");</text:p>
      <text:p text:style-name="P64"><text:tab/>}</text:p>
      <text:p text:style-name="P65"/>
      <text:p text:style-name="P5"><text:span text:style-name="T34">7</text:span>) ANALISI DELLE TEMPISTICHE</text:p>
      <text:p text:style-name="P5"/>
      <text:p text:style-name="P17">Le seguenti sono le tempistiche relative alla parte svolta dallo studente Luca<text:span text:style-name="T17"> Stocco</text:span>. <text:span text:style-name="T4">La soglia di 50 ore disponibili e’ stata leggermente sforata: ciò è dovuto al fatto che la discussione e progettazione del parser ha richiesto un discreto investimento di tempo</text:span>:</text:p>
      <text:p text:style-name="P17"/>
      <text:p text:style-name="P33">ANALISI DEL PROBLEMA → <text:span text:style-name="T12">circa </text:span><text:span text:style-name="T14">5 </text:span><text:span text:style-name="T12">ore</text:span>;</text:p>
      <text:p text:style-name="P42">PROGETTAZIONE DEL PARSER → <text:span text:style-name="T12">circa 15 ore;</text:span></text:p>
      <text:p text:style-name="P33"><text:span text:style-name="T16">PROGETTAZIONE MODELLO</text:span>→ <text:span text:style-name="T12">circa </text:span><text:span text:style-name="T13">1</text:span><text:span text:style-name="T14">0</text:span><text:span text:style-name="T12"> ore;</text:span></text:p>
      <text:p text:style-name="P49">REALIZZAZIONE DEL CODICE DEL <text:span text:style-name="T16">MODELLO</text:span> → <text:span text:style-name="T12">circa </text:span><text:span text:style-name="T14">20</text:span><text:span text:style-name="T12"> ore;</text:span></text:p>
      <text:p text:style-name="P50"><text:span text:style-name="T16">REVISIONE</text:span> → <text:span text:style-name="T12">circa </text:span><text:span text:style-name="T13">9</text:span><text:span text:style-name="T12"> ore;</text:span></text:p>
      <text:p text:style-name="P50">TESTING E DEBUGGING<text:span text:style-name="T12"> → circa 5 ore;</text:span></text:p>
      <text:p text:style-name="P8"/>
      <text:p text:style-name="P8"/>
      <text:p text:style-name="P5"><text:span text:style-name="T34">8</text:span>) AMBIENTE DI SVILUPPO</text:p>
      <text:p text:style-name="P5"/>
      <text:p text:style-name="P18">Oltre al computer del laboratorio, lo studente <text:span text:style-name="T17">Luca Stocco</text:span> ha usato un ambiente di sviluppo con le seguenti caratteristiche:</text:p>
      <text:list xml:id="list2809741543" text:style-name="L11">
        <text:list-item>
          <text:p text:style-name="P73">SISTEMA OPERATIVO : <text:span text:style-name="T17">OpenSuse Leap 15</text:span></text:p>
        </text:list-item>
        <text:list-item>
          <text:p text:style-name="P73">COMPILATORE : g++ <text:span text:style-name="T17">7.3.1</text:span></text:p>
        </text:list-item>
        <text:list-item>
          <text:p text:style-name="P73">LIBRERIA QT : <text:span text:style-name="T17">non necessaria per la realizzazione del Modello</text:span></text:p>
        </text:list-item>
      </text:list>
      <text:p text:style-name="P5"/>
      <text:p text:style-name="P5"><text:span text:style-name="T34">9</text:span>) ISTRUZIONI PER LA COMPILAZIONE</text:p>
      <text:p text:style-name="P5"/>
      <text:p text:style-name="P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Mono Prop Light 10" svg:font-family="'LM Mono Prop Light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2" draw:display-name="Arrowheads 2"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99e78" officeooo:paragraph-rsid="00099e7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7:41:26.911532288</meta:creation-date>
    <dc:date>2018-09-07T15:12:02.760721417</dc:date>
    <meta:editing-duration>PT5H53M37S</meta:editing-duration>
    <meta:editing-cycles>27</meta:editing-cycles>
    <meta:generator>LibreOffice/6.0.5.2$Linux_X86_64 LibreOffice_project/00m0$Build-2</meta:generator>
    <meta:document-statistic meta:table-count="0" meta:image-count="0" meta:object-count="0" meta:page-count="6" meta:paragraph-count="150" meta:word-count="2202" meta:character-count="14654" meta:non-whitespace-character-count="12585"/>
  </office:meta>
</office:document-meta>
</file>